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37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R440" table:style-name="ta1">
        <table:shapes>
          <draw:frame draw:z-index="0" draw:style-name="gr1" draw:text-style-name="P1" svg:width="53.842cm" svg:height="26.973cm" svg:x="45.293cm" svg:y="0.452cm">
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K1:main_method_benchmark_R440.K1 main_method_benchmark_R440.K2:main_method_benchmark_R440.K69 main_method_benchmark_R440.L1:main_method_benchmark_R440.L1 main_method_benchmark_R440.L2:main_method_benchmark_R440.L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Benchmark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table:style-name="Default" office:value-type="string" calcext:value-type="string">
            <text:p>Remaining Overhead</text:p>
          </table:table-cell>
          <table:table-cell office:value-type="string" calcext:value-type="string">
            <text:p>Total-Time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2]; &quot;-SF-&quot;; [.C2]; &quot;-&quot;; [.D2])" office:value-type="string" office:string-value="filter_query_int_rest_1-SF-1-non-vectorised" calcext:value-type="string">
            <text:p>filter_query_int_rest_1-SF-1-non-vectorised</text:p>
          </table:table-cell>
          <table:table-cell office:value-type="float" office:value="481.4" calcext:value-type="float">
            <text:p>481.4</text:p>
          </table:table-cell>
          <table:table-cell office:value-type="float" office:value="60.9" calcext:value-type="float">
            <text:p>60.9</text:p>
          </table:table-cell>
          <table:table-cell office:value-type="float" office:value="37.7" calcext:value-type="float">
            <text:p>37.7</text:p>
          </table:table-cell>
          <table:table-cell office:value-type="float" office:value="103.7" calcext:value-type="float">
            <text:p>103.7</text:p>
          </table:table-cell>
          <table:table-cell table:formula="of:=[.M2]-SUM([.H2:.K2])" office:value-type="float" office:value="108.2" calcext:value-type="float">
            <text:p>108.2</text:p>
          </table:table-cell>
          <table:table-cell office:value-type="float" office:value="791.9" calcext:value-type="float">
            <text:p>791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3]; &quot;-SF-&quot;; [.C3]; &quot;-&quot;; [.D3])" office:value-type="string" office:string-value="filter_query_int_rest_1-SF-1-vectorised" calcext:value-type="string">
            <text:p>filter_query_int_rest_1-SF-1-vectorised</text:p>
          </table:table-cell>
          <table:table-cell office:value-type="float" office:value="479.1" calcext:value-type="float">
            <text:p>479.1</text:p>
          </table:table-cell>
          <table:table-cell office:value-type="float" office:value="60.4" calcext:value-type="float">
            <text:p>60.4</text:p>
          </table:table-cell>
          <table:table-cell office:value-type="float" office:value="37.6" calcext:value-type="float">
            <text:p>37.6</text:p>
          </table:table-cell>
          <table:table-cell office:value-type="float" office:value="128.9" calcext:value-type="float">
            <text:p>128.9</text:p>
          </table:table-cell>
          <table:table-cell table:formula="of:=[.M3]-SUM([.H3:.K3])" office:value-type="float" office:value="109.4" calcext:value-type="float">
            <text:p>109.4</text:p>
          </table:table-cell>
          <table:table-cell office:value-type="float" office:value="815.4" calcext:value-type="float">
            <text:p>815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4]; &quot;-SF-&quot;; [.C4]; &quot;-&quot;; [.D4])" office:value-type="string" office:string-value="filter_query_int_rest_1-SF-10-non-vectorised" calcext:value-type="string">
            <text:p>filter_query_int_rest_1-SF-10-non-vectorised</text:p>
          </table:table-cell>
          <table:table-cell office:value-type="float" office:value="479.6" calcext:value-type="float">
            <text:p>479.6</text:p>
          </table:table-cell>
          <table:table-cell office:value-type="float" office:value="63.9" calcext:value-type="float">
            <text:p>63.9</text:p>
          </table:table-cell>
          <table:table-cell office:value-type="float" office:value="36.9" calcext:value-type="float">
            <text:p>36.9</text:p>
          </table:table-cell>
          <table:table-cell office:value-type="float" office:value="542.7" calcext:value-type="float">
            <text:p>542.7</text:p>
          </table:table-cell>
          <table:table-cell table:formula="of:=[.M4]-SUM([.H4:.K4])" office:value-type="float" office:value="126.4" calcext:value-type="float">
            <text:p>126.4</text:p>
          </table:table-cell>
          <table:table-cell office:value-type="float" office:value="1249.5" calcext:value-type="float">
            <text:p>1249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5]; &quot;-SF-&quot;; [.C5]; &quot;-&quot;; [.D5])" office:value-type="string" office:string-value="filter_query_int_rest_1-SF-10-vectorised" calcext:value-type="string">
            <text:p>filter_query_int_rest_1-SF-10-vectorised</text:p>
          </table:table-cell>
          <table:table-cell office:value-type="float" office:value="480.3" calcext:value-type="float">
            <text:p>480.3</text:p>
          </table:table-cell>
          <table:table-cell office:value-type="float" office:value="64.9" calcext:value-type="float">
            <text:p>64.9</text:p>
          </table:table-cell>
          <table:table-cell office:value-type="float" office:value="37.3" calcext:value-type="float">
            <text:p>37.3</text:p>
          </table:table-cell>
          <table:table-cell office:value-type="float" office:value="562.4" calcext:value-type="float">
            <text:p>562.4</text:p>
          </table:table-cell>
          <table:table-cell table:formula="of:=[.M5]-SUM([.H5:.K5])" office:value-type="float" office:value="101.8" calcext:value-type="float">
            <text:p>101.8</text:p>
          </table:table-cell>
          <table:table-cell office:value-type="float" office:value="1246.7" calcext:value-type="float">
            <text:p>1246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6]; &quot;-SF-&quot;; [.C6]; &quot;-&quot;; [.D6])" office:value-type="string" office:string-value="filter_query_int_rest_1-SF-20-non-vectorised" calcext:value-type="string">
            <text:p>filter_query_int_rest_1-SF-20-non-vectorised</text:p>
          </table:table-cell>
          <table:table-cell office:value-type="float" office:value="481.9" calcext:value-type="float">
            <text:p>481.9</text:p>
          </table:table-cell>
          <table:table-cell office:value-type="float" office:value="67.1" calcext:value-type="float">
            <text:p>67.1</text:p>
          </table:table-cell>
          <table:table-cell office:value-type="float" office:value="37" calcext:value-type="float">
            <text:p>37</text:p>
          </table:table-cell>
          <table:table-cell office:value-type="float" office:value="983.5" calcext:value-type="float">
            <text:p>983.5</text:p>
          </table:table-cell>
          <table:table-cell table:formula="of:=[.M6]-SUM([.H6:.K6])" office:value-type="float" office:value="117" calcext:value-type="float">
            <text:p>117.0</text:p>
          </table:table-cell>
          <table:table-cell office:value-type="float" office:value="1686.5" calcext:value-type="float">
            <text:p>1686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7]; &quot;-SF-&quot;; [.C7]; &quot;-&quot;; [.D7])" office:value-type="string" office:string-value="filter_query_int_rest_1-SF-20-vectorised" calcext:value-type="string">
            <text:p>filter_query_int_rest_1-SF-20-vectorised</text:p>
          </table:table-cell>
          <table:table-cell office:value-type="float" office:value="476" calcext:value-type="float">
            <text:p>476</text:p>
          </table:table-cell>
          <table:table-cell office:value-type="float" office:value="66.6" calcext:value-type="float">
            <text:p>66.6</text:p>
          </table:table-cell>
          <table:table-cell office:value-type="float" office:value="37.1" calcext:value-type="float">
            <text:p>37.1</text:p>
          </table:table-cell>
          <table:table-cell office:value-type="float" office:value="1001.6" calcext:value-type="float">
            <text:p>1001.6</text:p>
          </table:table-cell>
          <table:table-cell table:formula="of:=[.M7]-SUM([.H7:.K7])" office:value-type="float" office:value="101.5" calcext:value-type="float">
            <text:p>101.5</text:p>
          </table:table-cell>
          <table:table-cell office:value-type="float" office:value="1682.8" calcext:value-type="float">
            <text:p>1682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8]; &quot;-SF-&quot;; [.C8]; &quot;-&quot;; [.D8])" office:value-type="string" office:string-value="filter_query_int_rest_2-SF-1-non-vectorised" calcext:value-type="string">
            <text:p>filter_query_int_rest_2-SF-1-non-vectorised</text:p>
          </table:table-cell>
          <table:table-cell office:value-type="float" office:value="484.9" calcext:value-type="float">
            <text:p>484.9</text:p>
          </table:table-cell>
          <table:table-cell office:value-type="float" office:value="61.1" calcext:value-type="float">
            <text:p>61.1</text:p>
          </table:table-cell>
          <table:table-cell office:value-type="float" office:value="37.7" calcext:value-type="float">
            <text:p>37.7</text:p>
          </table:table-cell>
          <table:table-cell office:value-type="float" office:value="98.9" calcext:value-type="float">
            <text:p>98.9</text:p>
          </table:table-cell>
          <table:table-cell table:formula="of:=[.M8]-SUM([.H8:.K8])" office:value-type="float" office:value="126.9" calcext:value-type="float">
            <text:p>126.9</text:p>
          </table:table-cell>
          <table:table-cell office:value-type="float" office:value="809.5" calcext:value-type="float">
            <text:p>809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9]; &quot;-SF-&quot;; [.C9]; &quot;-&quot;; [.D9])" office:value-type="string" office:string-value="filter_query_int_rest_2-SF-1-vectorised" calcext:value-type="string">
            <text:p>filter_query_int_rest_2-SF-1-vectorised</text:p>
          </table:table-cell>
          <table:table-cell office:value-type="float" office:value="482.2" calcext:value-type="float">
            <text:p>482.2</text:p>
          </table:table-cell>
          <table:table-cell office:value-type="float" office:value="60.9" calcext:value-type="float">
            <text:p>60.9</text:p>
          </table:table-cell>
          <table:table-cell office:value-type="float" office:value="37.8" calcext:value-type="float">
            <text:p>37.8</text:p>
          </table:table-cell>
          <table:table-cell office:value-type="float" office:value="131" calcext:value-type="float">
            <text:p>131</text:p>
          </table:table-cell>
          <table:table-cell table:formula="of:=[.M9]-SUM([.H9:.K9])" office:value-type="float" office:value="106.7" calcext:value-type="float">
            <text:p>106.7</text:p>
          </table:table-cell>
          <table:table-cell office:value-type="float" office:value="818.6" calcext:value-type="float">
            <text:p>818.6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0]; &quot;-SF-&quot;; [.C10]; &quot;-&quot;; [.D10])" office:value-type="string" office:string-value="filter_query_int_rest_2-SF-10-non-vectorised" calcext:value-type="string">
            <text:p>filter_query_int_rest_2-SF-10-non-vectorised</text:p>
          </table:table-cell>
          <table:table-cell office:value-type="float" office:value="491.8" calcext:value-type="float">
            <text:p>491.8</text:p>
          </table:table-cell>
          <table:table-cell office:value-type="float" office:value="65.6" calcext:value-type="float">
            <text:p>65.6</text:p>
          </table:table-cell>
          <table:table-cell office:value-type="float" office:value="37.5" calcext:value-type="float">
            <text:p>37.5</text:p>
          </table:table-cell>
          <table:table-cell office:value-type="float" office:value="664.2" calcext:value-type="float">
            <text:p>664.2</text:p>
          </table:table-cell>
          <table:table-cell table:formula="of:=[.M10]-SUM([.H10:.K10])" office:value-type="float" office:value="111.7" calcext:value-type="float">
            <text:p>111.7</text:p>
          </table:table-cell>
          <table:table-cell office:value-type="float" office:value="1370.8" calcext:value-type="float">
            <text:p>1370.8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1]; &quot;-SF-&quot;; [.C11]; &quot;-&quot;; [.D11])" office:value-type="string" office:string-value="filter_query_int_rest_2-SF-10-vectorised" calcext:value-type="string">
            <text:p>filter_query_int_rest_2-SF-10-vectorised</text:p>
          </table:table-cell>
          <table:table-cell office:value-type="float" office:value="489.5" calcext:value-type="float">
            <text:p>489.5</text:p>
          </table:table-cell>
          <table:table-cell office:value-type="float" office:value="65.2" calcext:value-type="float">
            <text:p>65.2</text:p>
          </table:table-cell>
          <table:table-cell office:value-type="float" office:value="37.8" calcext:value-type="float">
            <text:p>37.8</text:p>
          </table:table-cell>
          <table:table-cell office:value-type="float" office:value="591.2" calcext:value-type="float">
            <text:p>591.2</text:p>
          </table:table-cell>
          <table:table-cell table:formula="of:=[.M11]-SUM([.H11:.K11])" office:value-type="float" office:value="104.2" calcext:value-type="float">
            <text:p>104.2</text:p>
          </table:table-cell>
          <table:table-cell office:value-type="float" office:value="1287.9" calcext:value-type="float">
            <text:p>1287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2]; &quot;-SF-&quot;; [.C12]; &quot;-&quot;; [.D12])" office:value-type="string" office:string-value="filter_query_int_rest_2-SF-20-non-vectorised" calcext:value-type="string">
            <text:p>filter_query_int_rest_2-SF-20-non-vectorised</text:p>
          </table:table-cell>
          <table:table-cell office:value-type="float" office:value="475.9" calcext:value-type="float">
            <text:p>475.9</text:p>
          </table:table-cell>
          <table:table-cell office:value-type="float" office:value="66.5" calcext:value-type="float">
            <text:p>66.5</text:p>
          </table:table-cell>
          <table:table-cell office:value-type="float" office:value="36.7" calcext:value-type="float">
            <text:p>36.7</text:p>
          </table:table-cell>
          <table:table-cell office:value-type="float" office:value="1340.1" calcext:value-type="float">
            <text:p>1340.1</text:p>
          </table:table-cell>
          <table:table-cell table:formula="of:=[.M12]-SUM([.H12:.K12])" office:value-type="float" office:value="110.3" calcext:value-type="float">
            <text:p>110.3</text:p>
          </table:table-cell>
          <table:table-cell office:value-type="float" office:value="2029.5" calcext:value-type="float">
            <text:p>2029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3]; &quot;-SF-&quot;; [.C13]; &quot;-&quot;; [.D13])" office:value-type="string" office:string-value="filter_query_int_rest_2-SF-20-vectorised" calcext:value-type="string">
            <text:p>filter_query_int_rest_2-SF-20-vectorised</text:p>
          </table:table-cell>
          <table:table-cell office:value-type="float" office:value="482.3" calcext:value-type="float">
            <text:p>482.3</text:p>
          </table:table-cell>
          <table:table-cell office:value-type="float" office:value="67.9" calcext:value-type="float">
            <text:p>67.9</text:p>
          </table:table-cell>
          <table:table-cell office:value-type="float" office:value="37.3" calcext:value-type="float">
            <text:p>37.3</text:p>
          </table:table-cell>
          <table:table-cell office:value-type="float" office:value="1095.1" calcext:value-type="float">
            <text:p>1095.1</text:p>
          </table:table-cell>
          <table:table-cell table:formula="of:=[.M13]-SUM([.H13:.K13])" office:value-type="float" office:value="102.4" calcext:value-type="float">
            <text:p>102.4</text:p>
          </table:table-cell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4]; &quot;-SF-&quot;; [.C14]; &quot;-&quot;; [.D14])" office:value-type="string" office:string-value="filter_query_int_rest_3-SF-1-non-vectorised" calcext:value-type="string">
            <text:p>filter_query_int_rest_3-SF-1-non-vectorised</text:p>
          </table:table-cell>
          <table:table-cell office:value-type="float" office:value="483.1" calcext:value-type="float">
            <text:p>483.1</text:p>
          </table:table-cell>
          <table:table-cell office:value-type="float" office:value="61.2" calcext:value-type="float">
            <text:p>61.2</text:p>
          </table:table-cell>
          <table:table-cell office:value-type="float" office:value="37.5" calcext:value-type="float">
            <text:p>37.5</text:p>
          </table:table-cell>
          <table:table-cell office:value-type="float" office:value="116.3" calcext:value-type="float">
            <text:p>116.3</text:p>
          </table:table-cell>
          <table:table-cell table:formula="of:=[.M14]-SUM([.H14:.K14])" office:value-type="float" office:value="117.4" calcext:value-type="float">
            <text:p>117.4</text:p>
          </table:table-cell>
          <table:table-cell office:value-type="float" office:value="815.5" calcext:value-type="float">
            <text:p>815.5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5]; &quot;-SF-&quot;; [.C15]; &quot;-&quot;; [.D15])" office:value-type="string" office:string-value="filter_query_int_rest_3-SF-1-vectorised" calcext:value-type="string">
            <text:p>filter_query_int_rest_3-SF-1-vectorised</text:p>
          </table:table-cell>
          <table:table-cell office:value-type="float" office:value="488.2" calcext:value-type="float">
            <text:p>488.2</text:p>
          </table:table-cell>
          <table:table-cell office:value-type="float" office:value="61.3" calcext:value-type="float">
            <text:p>61.3</text:p>
          </table:table-cell>
          <table:table-cell office:value-type="float" office:value="37.9" calcext:value-type="float">
            <text:p>37.9</text:p>
          </table:table-cell>
          <table:table-cell office:value-type="float" office:value="146.4" calcext:value-type="float">
            <text:p>146.4</text:p>
          </table:table-cell>
          <table:table-cell table:formula="of:=[.M15]-SUM([.H15:.K15])" office:value-type="float" office:value="103.6" calcext:value-type="float">
            <text:p>103.6</text:p>
          </table:table-cell>
          <table:table-cell office:value-type="float" office:value="837.4" calcext:value-type="float">
            <text:p>837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6]; &quot;-SF-&quot;; [.C16]; &quot;-&quot;; [.D16])" office:value-type="string" office:string-value="filter_query_int_rest_3-SF-10-non-vectorised" calcext:value-type="string">
            <text:p>filter_query_int_rest_3-SF-10-non-vectorised</text:p>
          </table:table-cell>
          <table:table-cell office:value-type="float" office:value="480.7" calcext:value-type="float">
            <text:p>480.7</text:p>
          </table:table-cell>
          <table:table-cell office:value-type="float" office:value="65.1" calcext:value-type="float">
            <text:p>65.1</text:p>
          </table:table-cell>
          <table:table-cell office:value-type="float" office:value="37.1" calcext:value-type="float">
            <text:p>37.1</text:p>
          </table:table-cell>
          <table:table-cell office:value-type="float" office:value="867.1" calcext:value-type="float">
            <text:p>867.1</text:p>
          </table:table-cell>
          <table:table-cell table:formula="of:=[.M16]-SUM([.H16:.K16])" office:value-type="float" office:value="110.2" calcext:value-type="float">
            <text:p>110.2</text:p>
          </table:table-cell>
          <table:table-cell office:value-type="float" office:value="1560.2" calcext:value-type="float">
            <text:p>1560.2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7]; &quot;-SF-&quot;; [.C17]; &quot;-&quot;; [.D17])" office:value-type="string" office:string-value="filter_query_int_rest_3-SF-10-vectorised" calcext:value-type="string">
            <text:p>filter_query_int_rest_3-SF-10-vectorised</text:p>
          </table:table-cell>
          <table:table-cell office:value-type="float" office:value="480.9" calcext:value-type="float">
            <text:p>480.9</text:p>
          </table:table-cell>
          <table:table-cell office:value-type="float" office:value="64.5" calcext:value-type="float">
            <text:p>64.5</text:p>
          </table:table-cell>
          <table:table-cell office:value-type="float" office:value="37.5" calcext:value-type="float">
            <text:p>37.5</text:p>
          </table:table-cell>
          <table:table-cell office:value-type="float" office:value="885.4" calcext:value-type="float">
            <text:p>885.4</text:p>
          </table:table-cell>
          <table:table-cell table:formula="of:=[.M17]-SUM([.H17:.K17])" office:value-type="float" office:value="101" calcext:value-type="float">
            <text:p>101.0</text:p>
          </table:table-cell>
          <table:table-cell office:value-type="float" office:value="1569.3" calcext:value-type="float">
            <text:p>1569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8]; &quot;-SF-&quot;; [.C18]; &quot;-&quot;; [.D18])" office:value-type="string" office:string-value="filter_query_int_rest_3-SF-20-non-vectorised" calcext:value-type="string">
            <text:p>filter_query_int_rest_3-SF-20-non-vectorised</text:p>
          </table:table-cell>
          <table:table-cell office:value-type="float" office:value="477.7" calcext:value-type="float">
            <text:p>477.7</text:p>
          </table:table-cell>
          <table:table-cell office:value-type="float" office:value="66.6" calcext:value-type="float">
            <text:p>66.6</text:p>
          </table:table-cell>
          <table:table-cell office:value-type="float" office:value="36.8" calcext:value-type="float">
            <text:p>36.8</text:p>
          </table:table-cell>
          <table:table-cell office:value-type="float" office:value="1621.9" calcext:value-type="float">
            <text:p>1621.9</text:p>
          </table:table-cell>
          <table:table-cell table:formula="of:=[.M18]-SUM([.H18:.K18])" office:value-type="float" office:value="110.3" calcext:value-type="float">
            <text:p>110.3</text:p>
          </table:table-cell>
          <table:table-cell office:value-type="float" office:value="2313.3" calcext:value-type="float">
            <text:p>2313.3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B19]; &quot;-SF-&quot;; [.C19]; &quot;-&quot;; [.D19])" office:value-type="string" office:string-value="filter_query_int_rest_3-SF-20-vectorised" calcext:value-type="string">
            <text:p>filter_query_int_rest_3-SF-20-vectorised</text:p>
          </table:table-cell>
          <table:table-cell office:value-type="float" office:value="480.5" calcext:value-type="float">
            <text:p>480.5</text:p>
          </table:table-cell>
          <table:table-cell office:value-type="float" office:value="67.9" calcext:value-type="float">
            <text:p>67.9</text:p>
          </table:table-cell>
          <table:table-cell office:value-type="float" office:value="37.3" calcext:value-type="float">
            <text:p>37.3</text:p>
          </table:table-cell>
          <table:table-cell office:value-type="float" office:value="1699.8" calcext:value-type="float">
            <text:p>1699.8</text:p>
          </table:table-cell>
          <table:table-cell table:formula="of:=[.M19]-SUM([.H19:.K19])" office:value-type="float" office:value="101.3" calcext:value-type="float">
            <text:p>101.3</text:p>
          </table:table-cell>
          <table:table-cell office:value-type="float" office:value="2386.8" calcext:value-type="float">
            <text:p>2386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0]; &quot;-SF-&quot;; [.C20]; &quot;-&quot;; [.D20])" office:value-type="string" office:string-value="aggregation_query_int_keys_2-SF-1-non-vectorised" calcext:value-type="string">
            <text:p>aggregation_query_int_keys_2-SF-1-non-vectorised</text:p>
          </table:table-cell>
          <table:table-cell office:value-type="float" office:value="475.6" calcext:value-type="float">
            <text:p>475.6</text:p>
          </table:table-cell>
          <table:table-cell office:value-type="float" office:value="62.6" calcext:value-type="float">
            <text:p>62.6</text:p>
          </table:table-cell>
          <table:table-cell office:value-type="float" office:value="50.2" calcext:value-type="float">
            <text:p>50.2</text:p>
          </table:table-cell>
          <table:table-cell office:value-type="float" office:value="200" calcext:value-type="float">
            <text:p>200</text:p>
          </table:table-cell>
          <table:table-cell table:formula="of:=[.M20]-SUM([.H20:.K20])" office:value-type="float" office:value="114.7" calcext:value-type="float">
            <text:p>114.7</text:p>
          </table:table-cell>
          <table:table-cell office:value-type="float" office:value="903.1" calcext:value-type="float">
            <text:p>903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1]; &quot;-SF-&quot;; [.C21]; &quot;-&quot;; [.D21])" office:value-type="string" office:string-value="aggregation_query_int_keys_2-SF-1-vectorised" calcext:value-type="string">
            <text:p>aggregation_query_int_keys_2-SF-1-vectorised</text:p>
          </table:table-cell>
          <table:table-cell office:value-type="float" office:value="477.3" calcext:value-type="float">
            <text:p>477.3</text:p>
          </table:table-cell>
          <table:table-cell office:value-type="float" office:value="62.9" calcext:value-type="float">
            <text:p>62.9</text:p>
          </table:table-cell>
          <table:table-cell office:value-type="float" office:value="53" calcext:value-type="float">
            <text:p>53</text:p>
          </table:table-cell>
          <table:table-cell office:value-type="float" office:value="212.2" calcext:value-type="float">
            <text:p>212.2</text:p>
          </table:table-cell>
          <table:table-cell table:formula="of:=[.M21]-SUM([.H21:.K21])" office:value-type="float" office:value="113.9" calcext:value-type="float">
            <text:p>113.9</text:p>
          </table:table-cell>
          <table:table-cell office:value-type="float" office:value="919.3" calcext:value-type="float">
            <text:p>919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2]; &quot;-SF-&quot;; [.C22]; &quot;-&quot;; [.D22])" office:value-type="string" office:string-value="aggregation_query_int_keys_2-SF-10-non-vectorised" calcext:value-type="string">
            <text:p>aggregation_query_int_keys_2-SF-10-non-vectorised</text:p>
          </table:table-cell>
          <table:table-cell office:value-type="float" office:value="488.5" calcext:value-type="float">
            <text:p>488.5</text:p>
          </table:table-cell>
          <table:table-cell office:value-type="float" office:value="67" calcext:value-type="float">
            <text:p>67</text:p>
          </table:table-cell>
          <table:table-cell office:value-type="float" office:value="50.8" calcext:value-type="float">
            <text:p>50.8</text:p>
          </table:table-cell>
          <table:table-cell office:value-type="float" office:value="1634.7" calcext:value-type="float">
            <text:p>1634.7</text:p>
          </table:table-cell>
          <table:table-cell table:formula="of:=[.M22]-SUM([.H22:.K22])" office:value-type="float" office:value="100.3" calcext:value-type="float">
            <text:p>100.3</text:p>
          </table:table-cell>
          <table:table-cell office:value-type="float" office:value="2341.3" calcext:value-type="float">
            <text:p>2341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3]; &quot;-SF-&quot;; [.C23]; &quot;-&quot;; [.D23])" office:value-type="string" office:string-value="aggregation_query_int_keys_2-SF-10-vectorised" calcext:value-type="string">
            <text:p>aggregation_query_int_keys_2-SF-10-vectorised</text:p>
          </table:table-cell>
          <table:table-cell office:value-type="float" office:value="484.2" calcext:value-type="float">
            <text:p>484.2</text:p>
          </table:table-cell>
          <table:table-cell office:value-type="float" office:value="67.7" calcext:value-type="float">
            <text:p>67.7</text:p>
          </table:table-cell>
          <table:table-cell office:value-type="float" office:value="53.4" calcext:value-type="float">
            <text:p>53.4</text:p>
          </table:table-cell>
          <table:table-cell office:value-type="float" office:value="1712.2" calcext:value-type="float">
            <text:p>1712.2</text:p>
          </table:table-cell>
          <table:table-cell table:formula="of:=[.M23]-SUM([.H23:.K23])" office:value-type="float" office:value="102" calcext:value-type="float">
            <text:p>102.0</text:p>
          </table:table-cell>
          <table:table-cell office:value-type="float" office:value="2419.5" calcext:value-type="float">
            <text:p>2419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4]; &quot;-SF-&quot;; [.C24]; &quot;-&quot;; [.D24])" office:value-type="string" office:string-value="aggregation_query_int_keys_2-SF-20-non-vectorised" calcext:value-type="string">
            <text:p>aggregation_query_int_keys_2-SF-20-non-vectorised</text:p>
          </table:table-cell>
          <table:table-cell office:value-type="float" office:value="483.7" calcext:value-type="float">
            <text:p>483.7</text:p>
          </table:table-cell>
          <table:table-cell office:value-type="float" office:value="69.7" calcext:value-type="float">
            <text:p>69.7</text:p>
          </table:table-cell>
          <table:table-cell office:value-type="float" office:value="50.8" calcext:value-type="float">
            <text:p>50.8</text:p>
          </table:table-cell>
          <table:table-cell office:value-type="float" office:value="3561.4" calcext:value-type="float">
            <text:p>3561.4</text:p>
          </table:table-cell>
          <table:table-cell table:formula="of:=[.M24]-SUM([.H24:.K24])" office:value-type="float" office:value="100.2" calcext:value-type="float">
            <text:p>100.2</text:p>
          </table:table-cell>
          <table:table-cell office:value-type="float" office:value="4265.8" calcext:value-type="float">
            <text:p>4265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5]; &quot;-SF-&quot;; [.C25]; &quot;-&quot;; [.D25])" office:value-type="string" office:string-value="aggregation_query_int_keys_2-SF-20-vectorised" calcext:value-type="string">
            <text:p>aggregation_query_int_keys_2-SF-20-vectorised</text:p>
          </table:table-cell>
          <table:table-cell office:value-type="float" office:value="486.3" calcext:value-type="float">
            <text:p>486.3</text:p>
          </table:table-cell>
          <table:table-cell office:value-type="float" office:value="71.1" calcext:value-type="float">
            <text:p>71.1</text:p>
          </table:table-cell>
          <table:table-cell office:value-type="float" office:value="53.6" calcext:value-type="float">
            <text:p>53.6</text:p>
          </table:table-cell>
          <table:table-cell office:value-type="float" office:value="3371.4" calcext:value-type="float">
            <text:p>3371.4</text:p>
          </table:table-cell>
          <table:table-cell table:formula="of:=[.M25]-SUM([.H25:.K25])" office:value-type="float" office:value="101.1" calcext:value-type="float">
            <text:p>101.1</text:p>
          </table:table-cell>
          <table:table-cell office:value-type="float" office:value="4083.5" calcext:value-type="float">
            <text:p>4083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6]; &quot;-SF-&quot;; [.C26]; &quot;-&quot;; [.D26])" office:value-type="string" office:string-value="aggregation_query_int_keys_16-SF-1-non-vectorised" calcext:value-type="string">
            <text:p>aggregation_query_int_keys_16-SF-1-non-vectorised</text:p>
          </table:table-cell>
          <table:table-cell office:value-type="float" office:value="482.5" calcext:value-type="float">
            <text:p>482.5</text:p>
          </table:table-cell>
          <table:table-cell office:value-type="float" office:value="63.2" calcext:value-type="float">
            <text:p>63.2</text:p>
          </table:table-cell>
          <table:table-cell office:value-type="float" office:value="50.7" calcext:value-type="float">
            <text:p>50.7</text:p>
          </table:table-cell>
          <table:table-cell office:value-type="float" office:value="407" calcext:value-type="float">
            <text:p>407</text:p>
          </table:table-cell>
          <table:table-cell table:formula="of:=[.M26]-SUM([.H26:.K26])" office:value-type="float" office:value="112.9" calcext:value-type="float">
            <text:p>112.9</text:p>
          </table:table-cell>
          <table:table-cell office:value-type="float" office:value="1116.3" calcext:value-type="float">
            <text:p>1116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7]; &quot;-SF-&quot;; [.C27]; &quot;-&quot;; [.D27])" office:value-type="string" office:string-value="aggregation_query_int_keys_16-SF-1-vectorised" calcext:value-type="string">
            <text:p>aggregation_query_int_keys_16-SF-1-vectorised</text:p>
          </table:table-cell>
          <table:table-cell office:value-type="float" office:value="478.2" calcext:value-type="float">
            <text:p>478.2</text:p>
          </table:table-cell>
          <table:table-cell office:value-type="float" office:value="63.1" calcext:value-type="float">
            <text:p>63.1</text:p>
          </table:table-cell>
          <table:table-cell office:value-type="float" office:value="53.2" calcext:value-type="float">
            <text:p>53.2</text:p>
          </table:table-cell>
          <table:table-cell office:value-type="float" office:value="467.3" calcext:value-type="float">
            <text:p>467.3</text:p>
          </table:table-cell>
          <table:table-cell table:formula="of:=[.M27]-SUM([.H27:.K27])" office:value-type="float" office:value="114.7" calcext:value-type="float">
            <text:p>114.7</text:p>
          </table:table-cell>
          <table:table-cell office:value-type="float" office:value="1176.5" calcext:value-type="float">
            <text:p>1176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8]; &quot;-SF-&quot;; [.C28]; &quot;-&quot;; [.D28])" office:value-type="string" office:string-value="aggregation_query_int_keys_16-SF-10-non-vectorised" calcext:value-type="string">
            <text:p>aggregation_query_int_keys_16-SF-10-non-vectorised</text:p>
          </table:table-cell>
          <table:table-cell office:value-type="float" office:value="487.7" calcext:value-type="float">
            <text:p>487.7</text:p>
          </table:table-cell>
          <table:table-cell office:value-type="float" office:value="68.3" calcext:value-type="float">
            <text:p>68.3</text:p>
          </table:table-cell>
          <table:table-cell office:value-type="float" office:value="51.6" calcext:value-type="float">
            <text:p>51.6</text:p>
          </table:table-cell>
          <table:table-cell office:value-type="float" office:value="3624.8" calcext:value-type="float">
            <text:p>3624.8</text:p>
          </table:table-cell>
          <table:table-cell table:formula="of:=[.M28]-SUM([.H28:.K28])" office:value-type="float" office:value="100.4" calcext:value-type="float">
            <text:p>100.4</text:p>
          </table:table-cell>
          <table:table-cell office:value-type="float" office:value="4332.8" calcext:value-type="float">
            <text:p>4332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29]; &quot;-SF-&quot;; [.C29]; &quot;-&quot;; [.D29])" office:value-type="string" office:string-value="aggregation_query_int_keys_16-SF-10-vectorised" calcext:value-type="string">
            <text:p>aggregation_query_int_keys_16-SF-10-vectorised</text:p>
          </table:table-cell>
          <table:table-cell office:value-type="float" office:value="477.6" calcext:value-type="float">
            <text:p>477.6</text:p>
          </table:table-cell>
          <table:table-cell office:value-type="float" office:value="66.6" calcext:value-type="float">
            <text:p>66.6</text:p>
          </table:table-cell>
          <table:table-cell office:value-type="float" office:value="53" calcext:value-type="float">
            <text:p>53</text:p>
          </table:table-cell>
          <table:table-cell office:value-type="float" office:value="4179.4" calcext:value-type="float">
            <text:p>4179.4</text:p>
          </table:table-cell>
          <table:table-cell table:formula="of:=[.M29]-SUM([.H29:.K29])" office:value-type="float" office:value="99.2000000000007" calcext:value-type="float">
            <text:p>99.2</text:p>
          </table:table-cell>
          <table:table-cell office:value-type="float" office:value="4875.8" calcext:value-type="float">
            <text:p>4875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0]; &quot;-SF-&quot;; [.C30]; &quot;-&quot;; [.D30])" office:value-type="string" office:string-value="aggregation_query_int_keys_16-SF-20-non-vectorised" calcext:value-type="string">
            <text:p>aggregation_query_int_keys_16-SF-20-non-vectorised</text:p>
          </table:table-cell>
          <table:table-cell office:value-type="float" office:value="480.6" calcext:value-type="float">
            <text:p>480.6</text:p>
          </table:table-cell>
          <table:table-cell office:value-type="float" office:value="69.9" calcext:value-type="float">
            <text:p>69.9</text:p>
          </table:table-cell>
          <table:table-cell office:value-type="float" office:value="50.8" calcext:value-type="float">
            <text:p>50.8</text:p>
          </table:table-cell>
          <table:table-cell office:value-type="float" office:value="9045.2" calcext:value-type="float">
            <text:p>9045.2</text:p>
          </table:table-cell>
          <table:table-cell table:formula="of:=[.M30]-SUM([.H30:.K30])" office:value-type="float" office:value="101.5" calcext:value-type="float">
            <text:p>101.5</text:p>
          </table:table-cell>
          <table:table-cell office:value-type="float" office:value="9748" calcext:value-type="float">
            <text:p>974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1]; &quot;-SF-&quot;; [.C31]; &quot;-&quot;; [.D31])" office:value-type="string" office:string-value="aggregation_query_int_keys_16-SF-20-vectorised" calcext:value-type="string">
            <text:p>aggregation_query_int_keys_16-SF-20-vectorised</text:p>
          </table:table-cell>
          <table:table-cell office:value-type="float" office:value="483.9" calcext:value-type="float">
            <text:p>483.9</text:p>
          </table:table-cell>
          <table:table-cell office:value-type="float" office:value="70.5" calcext:value-type="float">
            <text:p>70.5</text:p>
          </table:table-cell>
          <table:table-cell office:value-type="float" office:value="52.8" calcext:value-type="float">
            <text:p>52.8</text:p>
          </table:table-cell>
          <table:table-cell office:value-type="float" office:value="9811" calcext:value-type="float">
            <text:p>9811</text:p>
          </table:table-cell>
          <table:table-cell table:formula="of:=[.M31]-SUM([.H31:.K31])" office:value-type="float" office:value="100.799999999999" calcext:value-type="float">
            <text:p>100.8</text:p>
          </table:table-cell>
          <table:table-cell office:value-type="float" office:value="10519" calcext:value-type="float">
            <text:p>1051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2]; &quot;-SF-&quot;; [.C32]; &quot;-&quot;; [.D32])" office:value-type="string" office:string-value="aggregation_query_int_keys_8192-SF-1-non-vectorised" calcext:value-type="string">
            <text:p>aggregation_query_int_keys_8192-SF-1-non-vectorised</text:p>
          </table:table-cell>
          <table:table-cell office:value-type="float" office:value="480.4" calcext:value-type="float">
            <text:p>480.4</text:p>
          </table:table-cell>
          <table:table-cell office:value-type="float" office:value="64.5" calcext:value-type="float">
            <text:p>64.5</text:p>
          </table:table-cell>
          <table:table-cell office:value-type="float" office:value="51.2" calcext:value-type="float">
            <text:p>51.2</text:p>
          </table:table-cell>
          <table:table-cell office:value-type="float" office:value="707" calcext:value-type="float">
            <text:p>707</text:p>
          </table:table-cell>
          <table:table-cell table:formula="of:=[.M32]-SUM([.H32:.K32])" office:value-type="float" office:value="102.7" calcext:value-type="float">
            <text:p>102.7</text:p>
          </table:table-cell>
          <table:table-cell office:value-type="float" office:value="1405.8" calcext:value-type="float">
            <text:p>1405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3]; &quot;-SF-&quot;; [.C33]; &quot;-&quot;; [.D33])" office:value-type="string" office:string-value="aggregation_query_int_keys_8192-SF-1-vectorised" calcext:value-type="string">
            <text:p>aggregation_query_int_keys_8192-SF-1-vectorised</text:p>
          </table:table-cell>
          <table:table-cell office:value-type="float" office:value="481" calcext:value-type="float">
            <text:p>481</text:p>
          </table:table-cell>
          <table:table-cell office:value-type="float" office:value="63" calcext:value-type="float">
            <text:p>63</text:p>
          </table:table-cell>
          <table:table-cell office:value-type="float" office:value="52.9" calcext:value-type="float">
            <text:p>52.9</text:p>
          </table:table-cell>
          <table:table-cell office:value-type="float" office:value="713.4" calcext:value-type="float">
            <text:p>713.4</text:p>
          </table:table-cell>
          <table:table-cell table:formula="of:=[.M33]-SUM([.H33:.K33])" office:value-type="float" office:value="99" calcext:value-type="float">
            <text:p>99.0</text:p>
          </table:table-cell>
          <table:table-cell office:value-type="float" office:value="1409.3" calcext:value-type="float">
            <text:p>1409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4]; &quot;-SF-&quot;; [.C34]; &quot;-&quot;; [.D34])" office:value-type="string" office:string-value="aggregation_query_int_keys_8192-SF-10-non-vectorised" calcext:value-type="string">
            <text:p>aggregation_query_int_keys_8192-SF-10-non-vectorised</text:p>
          </table:table-cell>
          <table:table-cell office:value-type="float" office:value="488.4" calcext:value-type="float">
            <text:p>488.4</text:p>
          </table:table-cell>
          <table:table-cell office:value-type="float" office:value="69" calcext:value-type="float">
            <text:p>69</text:p>
          </table:table-cell>
          <table:table-cell office:value-type="float" office:value="50.9" calcext:value-type="float">
            <text:p>50.9</text:p>
          </table:table-cell>
          <table:table-cell office:value-type="float" office:value="6913.3" calcext:value-type="float">
            <text:p>6913.3</text:p>
          </table:table-cell>
          <table:table-cell table:formula="of:=[.M34]-SUM([.H34:.K34])" office:value-type="float" office:value="102.5" calcext:value-type="float">
            <text:p>102.5</text:p>
          </table:table-cell>
          <table:table-cell office:value-type="float" office:value="7624.1" calcext:value-type="float">
            <text:p>7624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5]; &quot;-SF-&quot;; [.C35]; &quot;-&quot;; [.D35])" office:value-type="string" office:string-value="aggregation_query_int_keys_8192-SF-10-vectorised" calcext:value-type="string">
            <text:p>aggregation_query_int_keys_8192-SF-10-vectorised</text:p>
          </table:table-cell>
          <table:table-cell office:value-type="float" office:value="483.7" calcext:value-type="float">
            <text:p>483.7</text:p>
          </table:table-cell>
          <table:table-cell office:value-type="float" office:value="69.1" calcext:value-type="float">
            <text:p>69.1</text:p>
          </table:table-cell>
          <table:table-cell office:value-type="float" office:value="53.5" calcext:value-type="float">
            <text:p>53.5</text:p>
          </table:table-cell>
          <table:table-cell office:value-type="float" office:value="6753.1" calcext:value-type="float">
            <text:p>6753.1</text:p>
          </table:table-cell>
          <table:table-cell table:formula="of:=[.M35]-SUM([.H35:.K35])" office:value-type="float" office:value="101.9" calcext:value-type="float">
            <text:p>101.9</text:p>
          </table:table-cell>
          <table:table-cell office:value-type="float" office:value="7461.3" calcext:value-type="float">
            <text:p>7461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6]; &quot;-SF-&quot;; [.C36]; &quot;-&quot;; [.D36])" office:value-type="string" office:string-value="aggregation_query_int_keys_8192-SF-20-non-vectorised" calcext:value-type="string">
            <text:p>aggregation_query_int_keys_8192-SF-20-non-vectorised</text:p>
          </table:table-cell>
          <table:table-cell office:value-type="float" office:value="481.8" calcext:value-type="float">
            <text:p>481.8</text:p>
          </table:table-cell>
          <table:table-cell office:value-type="float" office:value="70.4" calcext:value-type="float">
            <text:p>70.4</text:p>
          </table:table-cell>
          <table:table-cell office:value-type="float" office:value="50.5" calcext:value-type="float">
            <text:p>50.5</text:p>
          </table:table-cell>
          <table:table-cell office:value-type="float" office:value="14037.8" calcext:value-type="float">
            <text:p>14037.8</text:p>
          </table:table-cell>
          <table:table-cell table:formula="of:=[.M36]-SUM([.H36:.K36])" office:value-type="float" office:value="102.1" calcext:value-type="float">
            <text:p>102.1</text:p>
          </table:table-cell>
          <table:table-cell office:value-type="float" office:value="14742.6" calcext:value-type="float">
            <text:p>14742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7]; &quot;-SF-&quot;; [.C37]; &quot;-&quot;; [.D37])" office:value-type="string" office:string-value="aggregation_query_int_keys_8192-SF-20-vectorised" calcext:value-type="string">
            <text:p>aggregation_query_int_keys_8192-SF-20-vectorised</text:p>
          </table:table-cell>
          <table:table-cell office:value-type="float" office:value="478.9" calcext:value-type="float">
            <text:p>478.9</text:p>
          </table:table-cell>
          <table:table-cell office:value-type="float" office:value="69.7" calcext:value-type="float">
            <text:p>69.7</text:p>
          </table:table-cell>
          <table:table-cell office:value-type="float" office:value="53.1" calcext:value-type="float">
            <text:p>53.1</text:p>
          </table:table-cell>
          <table:table-cell office:value-type="float" office:value="13367.7" calcext:value-type="float">
            <text:p>13367.7</text:p>
          </table:table-cell>
          <table:table-cell table:formula="of:=[.M37]-SUM([.H37:.K37])" office:value-type="float" office:value="102.099999999999" calcext:value-type="float">
            <text:p>102.1</text:p>
          </table:table-cell>
          <table:table-cell office:value-type="float" office:value="14071.5" calcext:value-type="float">
            <text:p>14071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8]; &quot;-SF-&quot;; [.C38]; &quot;-&quot;; [.D38])" office:value-type="string" office:string-value="aggregation_query_int_keys_262144-SF-1-non-vectorised" calcext:value-type="string">
            <text:p>aggregation_query_int_keys_262144-SF-1-non-vectorised</text:p>
          </table:table-cell>
          <table:table-cell office:value-type="float" office:value="483.3" calcext:value-type="float">
            <text:p>483.3</text:p>
          </table:table-cell>
          <table:table-cell office:value-type="float" office:value="64" calcext:value-type="float">
            <text:p>64</text:p>
          </table:table-cell>
          <table:table-cell office:value-type="float" office:value="50.5" calcext:value-type="float">
            <text:p>50.5</text:p>
          </table:table-cell>
          <table:table-cell office:value-type="float" office:value="1025" calcext:value-type="float">
            <text:p>1025</text:p>
          </table:table-cell>
          <table:table-cell table:formula="of:=[.M38]-SUM([.H38:.K38])" office:value-type="float" office:value="100" calcext:value-type="float">
            <text:p>100.0</text:p>
          </table:table-cell>
          <table:table-cell office:value-type="float" office:value="1722.8" calcext:value-type="float">
            <text:p>1722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39]; &quot;-SF-&quot;; [.C39]; &quot;-&quot;; [.D39])" office:value-type="string" office:string-value="aggregation_query_int_keys_262144-SF-1-vectorised" calcext:value-type="string">
            <text:p>aggregation_query_int_keys_262144-SF-1-vectorised</text:p>
          </table:table-cell>
          <table:table-cell office:value-type="float" office:value="483.7" calcext:value-type="float">
            <text:p>483.7</text:p>
          </table:table-cell>
          <table:table-cell office:value-type="float" office:value="63.5" calcext:value-type="float">
            <text:p>63.5</text:p>
          </table:table-cell>
          <table:table-cell office:value-type="float" office:value="53.3" calcext:value-type="float">
            <text:p>53.3</text:p>
          </table:table-cell>
          <table:table-cell office:value-type="float" office:value="1119.8" calcext:value-type="float">
            <text:p>1119.8</text:p>
          </table:table-cell>
          <table:table-cell table:formula="of:=[.M39]-SUM([.H39:.K39])" office:value-type="float" office:value="100.3" calcext:value-type="float">
            <text:p>100.3</text:p>
          </table:table-cell>
          <table:table-cell office:value-type="float" office:value="1820.6" calcext:value-type="float">
            <text:p>1820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0]; &quot;-SF-&quot;; [.C40]; &quot;-&quot;; [.D40])" office:value-type="string" office:string-value="aggregation_query_int_keys_262144-SF-10-non-vectorised" calcext:value-type="string">
            <text:p>aggregation_query_int_keys_262144-SF-10-non-vectorised</text:p>
          </table:table-cell>
          <table:table-cell office:value-type="float" office:value="490.4" calcext:value-type="float">
            <text:p>490.4</text:p>
          </table:table-cell>
          <table:table-cell office:value-type="float" office:value="68.2" calcext:value-type="float">
            <text:p>68.2</text:p>
          </table:table-cell>
          <table:table-cell office:value-type="float" office:value="51.4" calcext:value-type="float">
            <text:p>51.4</text:p>
          </table:table-cell>
          <table:table-cell office:value-type="float" office:value="9212.2" calcext:value-type="float">
            <text:p>9212.2</text:p>
          </table:table-cell>
          <table:table-cell table:formula="of:=[.M40]-SUM([.H40:.K40])" office:value-type="float" office:value="100.599999999999" calcext:value-type="float">
            <text:p>100.6</text:p>
          </table:table-cell>
          <table:table-cell office:value-type="float" office:value="9922.8" calcext:value-type="float">
            <text:p>9922.8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1]; &quot;-SF-&quot;; [.C41]; &quot;-&quot;; [.D41])" office:value-type="string" office:string-value="aggregation_query_int_keys_262144-SF-10-vectorised" calcext:value-type="string">
            <text:p>aggregation_query_int_keys_262144-SF-10-vectorised</text:p>
          </table:table-cell>
          <table:table-cell office:value-type="float" office:value="476.1" calcext:value-type="float">
            <text:p>476.1</text:p>
          </table:table-cell>
          <table:table-cell office:value-type="float" office:value="66.3" calcext:value-type="float">
            <text:p>66.3</text:p>
          </table:table-cell>
          <table:table-cell office:value-type="float" office:value="53" calcext:value-type="float">
            <text:p>53</text:p>
          </table:table-cell>
          <table:table-cell office:value-type="float" office:value="9661.7" calcext:value-type="float">
            <text:p>9661.7</text:p>
          </table:table-cell>
          <table:table-cell table:formula="of:=[.M41]-SUM([.H41:.K41])" office:value-type="float" office:value="99.7999999999993" calcext:value-type="float">
            <text:p>99.8</text:p>
          </table:table-cell>
          <table:table-cell office:value-type="float" office:value="10356.9" calcext:value-type="float">
            <text:p>10356.9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2]; &quot;-SF-&quot;; [.C42]; &quot;-&quot;; [.D42])" office:value-type="string" office:string-value="aggregation_query_int_keys_262144-SF-20-non-vectorised" calcext:value-type="string">
            <text:p>aggregation_query_int_keys_262144-SF-20-non-vectorised</text:p>
          </table:table-cell>
          <table:table-cell office:value-type="float" office:value="483.7" calcext:value-type="float">
            <text:p>483.7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18364.9" calcext:value-type="float">
            <text:p>18364.9</text:p>
          </table:table-cell>
          <table:table-cell table:formula="of:=[.M42]-SUM([.H42:.K42])" office:value-type="float" office:value="101.399999999998" calcext:value-type="float">
            <text:p>101.4</text:p>
          </table:table-cell>
          <table:table-cell office:value-type="float" office:value="19072" calcext:value-type="float">
            <text:p>1907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3]; &quot;-SF-&quot;; [.C43]; &quot;-&quot;; [.D43])" office:value-type="string" office:string-value="aggregation_query_int_keys_262144-SF-20-vectorised" calcext:value-type="string">
            <text:p>aggregation_query_int_keys_262144-SF-20-vectorised</text:p>
          </table:table-cell>
          <table:table-cell office:value-type="float" office:value="479.2" calcext:value-type="float">
            <text:p>479.2</text:p>
          </table:table-cell>
          <table:table-cell office:value-type="float" office:value="69.7" calcext:value-type="float">
            <text:p>69.7</text:p>
          </table:table-cell>
          <table:table-cell office:value-type="float" office:value="53" calcext:value-type="float">
            <text:p>53</text:p>
          </table:table-cell>
          <table:table-cell office:value-type="float" office:value="19019.6" calcext:value-type="float">
            <text:p>19019.6</text:p>
          </table:table-cell>
          <table:table-cell table:formula="of:=[.M43]-SUM([.H43:.K43])" office:value-type="float" office:value="100.900000000001" calcext:value-type="float">
            <text:p>100.9</text:p>
          </table:table-cell>
          <table:table-cell office:value-type="float" office:value="19722.4" calcext:value-type="float">
            <text:p>19722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4]; &quot;-SF-&quot;; [.C44]; &quot;-&quot;; [.D44])" office:value-type="string" office:string-value="aggregation_query_int_keys_524288-SF-1-non-vectorised" calcext:value-type="string">
            <text:p>aggregation_query_int_keys_524288-SF-1-non-vectorised</text:p>
          </table:table-cell>
          <table:table-cell office:value-type="float" office:value="482.9" calcext:value-type="float">
            <text:p>482.9</text:p>
          </table:table-cell>
          <table:table-cell office:value-type="float" office:value="63.9" calcext:value-type="float">
            <text:p>63.9</text:p>
          </table:table-cell>
          <table:table-cell office:value-type="float" office:value="50.4" calcext:value-type="float">
            <text:p>50.4</text:p>
          </table:table-cell>
          <table:table-cell office:value-type="float" office:value="2659.2" calcext:value-type="float">
            <text:p>2659.2</text:p>
          </table:table-cell>
          <table:table-cell table:formula="of:=[.M44]-SUM([.H44:.K44])" office:value-type="float" office:value="109.1" calcext:value-type="float">
            <text:p>109.1</text:p>
          </table:table-cell>
          <table:table-cell office:value-type="float" office:value="3365.5" calcext:value-type="float">
            <text:p>3365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5]; &quot;-SF-&quot;; [.C45]; &quot;-&quot;; [.D45])" office:value-type="string" office:string-value="aggregation_query_int_keys_524288-SF-1-vectorised" calcext:value-type="string">
            <text:p>aggregation_query_int_keys_524288-SF-1-vectorised</text:p>
          </table:table-cell>
          <table:table-cell office:value-type="float" office:value="475.2" calcext:value-type="float">
            <text:p>475.2</text:p>
          </table:table-cell>
          <table:table-cell office:value-type="float" office:value="62.5" calcext:value-type="float">
            <text:p>62.5</text:p>
          </table:table-cell>
          <table:table-cell office:value-type="float" office:value="52.5" calcext:value-type="float">
            <text:p>52.5</text:p>
          </table:table-cell>
          <table:table-cell office:value-type="float" office:value="2795.3" calcext:value-type="float">
            <text:p>2795.3</text:p>
          </table:table-cell>
          <table:table-cell table:formula="of:=[.M45]-SUM([.H45:.K45])" office:value-type="float" office:value="106" calcext:value-type="float">
            <text:p>106.0</text:p>
          </table:table-cell>
          <table:table-cell office:value-type="float" office:value="3491.5" calcext:value-type="float">
            <text:p>3491.5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6]; &quot;-SF-&quot;; [.C46]; &quot;-&quot;; [.D46])" office:value-type="string" office:string-value="aggregation_query_int_keys_524288-SF-10-non-vectorised" calcext:value-type="string">
            <text:p>aggregation_query_int_keys_524288-SF-10-non-vectorised</text:p>
          </table:table-cell>
          <table:table-cell office:value-type="float" office:value="487.8" calcext:value-type="float">
            <text:p>487.8</text:p>
          </table:table-cell>
          <table:table-cell office:value-type="float" office:value="67.9" calcext:value-type="float">
            <text:p>67.9</text:p>
          </table:table-cell>
          <table:table-cell office:value-type="float" office:value="50.9" calcext:value-type="float">
            <text:p>50.9</text:p>
          </table:table-cell>
          <table:table-cell office:value-type="float" office:value="25470.8" calcext:value-type="float">
            <text:p>25470.8</text:p>
          </table:table-cell>
          <table:table-cell table:formula="of:=[.M46]-SUM([.H46:.K46])" office:value-type="float" office:value="107.800000000003" calcext:value-type="float">
            <text:p>107.8</text:p>
          </table:table-cell>
          <table:table-cell office:value-type="float" office:value="26185.2" calcext:value-type="float">
            <text:p>26185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7]; &quot;-SF-&quot;; [.C47]; &quot;-&quot;; [.D47])" office:value-type="string" office:string-value="aggregation_query_int_keys_524288-SF-10-vectorised" calcext:value-type="string">
            <text:p>aggregation_query_int_keys_524288-SF-10-vectorised</text:p>
          </table:table-cell>
          <table:table-cell office:value-type="float" office:value="480.5" calcext:value-type="float">
            <text:p>480.5</text:p>
          </table:table-cell>
          <table:table-cell office:value-type="float" office:value="66.9" calcext:value-type="float">
            <text:p>66.9</text:p>
          </table:table-cell>
          <table:table-cell office:value-type="float" office:value="53.2" calcext:value-type="float">
            <text:p>53.2</text:p>
          </table:table-cell>
          <table:table-cell office:value-type="float" office:value="27355.3" calcext:value-type="float">
            <text:p>27355.3</text:p>
          </table:table-cell>
          <table:table-cell table:formula="of:=[.M47]-SUM([.H47:.K47])" office:value-type="float" office:value="116.800000000003" calcext:value-type="float">
            <text:p>116.8</text:p>
          </table:table-cell>
          <table:table-cell office:value-type="float" office:value="28072.7" calcext:value-type="float">
            <text:p>28072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8]; &quot;-SF-&quot;; [.C48]; &quot;-&quot;; [.D48])" office:value-type="string" office:string-value="aggregation_query_int_keys_524288-SF-20-non-vectorised" calcext:value-type="string">
            <text:p>aggregation_query_int_keys_524288-SF-20-non-vectorised</text:p>
          </table:table-cell>
          <table:table-cell office:value-type="float" office:value="479.4" calcext:value-type="float">
            <text:p>479.4</text:p>
          </table:table-cell>
          <table:table-cell office:value-type="float" office:value="69.7" calcext:value-type="float">
            <text:p>69.7</text:p>
          </table:table-cell>
          <table:table-cell office:value-type="float" office:value="50.8" calcext:value-type="float">
            <text:p>50.8</text:p>
          </table:table-cell>
          <table:table-cell office:value-type="float" office:value="50535.6" calcext:value-type="float">
            <text:p>50535.6</text:p>
          </table:table-cell>
          <table:table-cell table:formula="of:=[.M48]-SUM([.H48:.K48])" office:value-type="float" office:value="111.199999999997" calcext:value-type="float">
            <text:p>111.2</text:p>
          </table:table-cell>
          <table:table-cell office:value-type="float" office:value="51246.7" calcext:value-type="float">
            <text:p>51246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49]; &quot;-SF-&quot;; [.C49]; &quot;-&quot;; [.D49])" office:value-type="string" office:string-value="aggregation_query_int_keys_524288-SF-20-vectorised" calcext:value-type="string">
            <text:p>aggregation_query_int_keys_524288-SF-20-vectorised</text:p>
          </table:table-cell>
          <table:table-cell office:value-type="float" office:value="475.9" calcext:value-type="float">
            <text:p>475.9</text:p>
          </table:table-cell>
          <table:table-cell office:value-type="float" office:value="69.3" calcext:value-type="float">
            <text:p>69.3</text:p>
          </table:table-cell>
          <table:table-cell office:value-type="float" office:value="52.9" calcext:value-type="float">
            <text:p>52.9</text:p>
          </table:table-cell>
          <table:table-cell office:value-type="float" office:value="54846.6" calcext:value-type="float">
            <text:p>54846.6</text:p>
          </table:table-cell>
          <table:table-cell table:formula="of:=[.M49]-SUM([.H49:.K49])" office:value-type="float" office:value="122.900000000001" calcext:value-type="float">
            <text:p>122.9</text:p>
          </table:table-cell>
          <table:table-cell office:value-type="float" office:value="55567.6" calcext:value-type="float">
            <text:p>55567.6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0]; &quot;-SF-&quot;; [.C50]; &quot;-&quot;; [.D50])" office:value-type="string" office:string-value="join_query_int_B_0.6_C_0.8-SF-1-non-vectorised" calcext:value-type="string">
            <text:p>join_query_int_B_0.6_C_0.8-SF-1-non-vectorised</text:p>
          </table:table-cell>
          <table:table-cell office:value-type="float" office:value="482.1" calcext:value-type="float">
            <text:p>482.1</text:p>
          </table:table-cell>
          <table:table-cell office:value-type="float" office:value="64.7" calcext:value-type="float">
            <text:p>64.7</text:p>
          </table:table-cell>
          <table:table-cell office:value-type="float" office:value="60.3" calcext:value-type="float">
            <text:p>60.3</text:p>
          </table:table-cell>
          <table:table-cell office:value-type="float" office:value="1991" calcext:value-type="float">
            <text:p>1991</text:p>
          </table:table-cell>
          <table:table-cell table:formula="of:=[.M50]-SUM([.H50:.K50])" office:value-type="float" office:value="136.7" calcext:value-type="float">
            <text:p>136.7</text:p>
          </table:table-cell>
          <table:table-cell office:value-type="float" office:value="2734.8" calcext:value-type="float">
            <text:p>2734.8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1]; &quot;-SF-&quot;; [.C51]; &quot;-&quot;; [.D51])" office:value-type="string" office:string-value="join_query_int_B_0.6_C_0.8-SF-1-vectorised" calcext:value-type="string">
            <text:p>join_query_int_B_0.6_C_0.8-SF-1-vectorised</text:p>
          </table:table-cell>
          <table:table-cell office:value-type="float" office:value="471" calcext:value-type="float">
            <text:p>471</text:p>
          </table:table-cell>
          <table:table-cell office:value-type="float" office:value="62.9" calcext:value-type="float">
            <text:p>62.9</text:p>
          </table:table-cell>
          <table:table-cell office:value-type="float" office:value="62.2" calcext:value-type="float">
            <text:p>62.2</text:p>
          </table:table-cell>
          <table:table-cell office:value-type="float" office:value="1692" calcext:value-type="float">
            <text:p>1692</text:p>
          </table:table-cell>
          <table:table-cell table:formula="of:=[.M51]-SUM([.H51:.K51])" office:value-type="float" office:value="130.7" calcext:value-type="float">
            <text:p>130.7</text:p>
          </table:table-cell>
          <table:table-cell office:value-type="float" office:value="2418.8" calcext:value-type="float">
            <text:p>2418.8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2]; &quot;-SF-&quot;; [.C52]; &quot;-&quot;; [.D52])" office:value-type="string" office:string-value="join_query_int_B_0.6_C_0.8-SF-10-non-vectorised" calcext:value-type="string">
            <text:p>join_query_int_B_0.6_C_0.8-SF-10-non-vectorised</text:p>
          </table:table-cell>
          <table:table-cell office:value-type="float" office:value="483.4" calcext:value-type="float">
            <text:p>483.4</text:p>
          </table:table-cell>
          <table:table-cell office:value-type="float" office:value="68.1" calcext:value-type="float">
            <text:p>68.1</text:p>
          </table:table-cell>
          <table:table-cell office:value-type="float" office:value="61.4" calcext:value-type="float">
            <text:p>61.4</text:p>
          </table:table-cell>
          <table:table-cell office:value-type="float" office:value="26108.6" calcext:value-type="float">
            <text:p>26108.6</text:p>
          </table:table-cell>
          <table:table-cell table:formula="of:=[.M52]-SUM([.H52:.K52])" office:value-type="float" office:value="206.799999999999" calcext:value-type="float">
            <text:p>206.8</text:p>
          </table:table-cell>
          <table:table-cell office:value-type="float" office:value="26928.3" calcext:value-type="float">
            <text:p>26928.3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B53]; &quot;-SF-&quot;; [.C53]; &quot;-&quot;; [.D53])" office:value-type="string" office:string-value="join_query_int_B_0.6_C_0.8-SF-10-vectorised" calcext:value-type="string">
            <text:p>join_query_int_B_0.6_C_0.8-SF-10-vectorised</text:p>
          </table:table-cell>
          <table:table-cell office:value-type="float" office:value="473.6" calcext:value-type="float">
            <text:p>473.6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22901.9" calcext:value-type="float">
            <text:p>22901.9</text:p>
          </table:table-cell>
          <table:table-cell table:formula="of:=[.M53]-SUM([.H53:.K53])" office:value-type="float" office:value="180" calcext:value-type="float">
            <text:p>180.0</text:p>
          </table:table-cell>
          <table:table-cell office:value-type="float" office:value="23685" calcext:value-type="float">
            <text:p>23685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4]; &quot;-SF-&quot;; [.C54]; &quot;-&quot;; [.D54])" office:value-type="string" office:string-value="tpch_q1-SF-1-non-vectorised" calcext:value-type="string">
            <text:p>tpch_q1-SF-1-non-vectorised</text:p>
          </table:table-cell>
          <table:table-cell office:value-type="float" office:value="535.2" calcext:value-type="float">
            <text:p>535.2</text:p>
          </table:table-cell>
          <table:table-cell office:value-type="float" office:value="65" calcext:value-type="float">
            <text:p>65</text:p>
          </table:table-cell>
          <table:table-cell office:value-type="float" office:value="59.6" calcext:value-type="float">
            <text:p>59.6</text:p>
          </table:table-cell>
          <table:table-cell office:value-type="float" office:value="273.5" calcext:value-type="float">
            <text:p>273.5</text:p>
          </table:table-cell>
          <table:table-cell table:formula="of:=[.M54]-SUM([.H54:.K54])" office:value-type="float" office:value="111.2" calcext:value-type="float">
            <text:p>111.2</text:p>
          </table:table-cell>
          <table:table-cell office:value-type="float" office:value="1044.5" calcext:value-type="float">
            <text:p>1044.5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5]; &quot;-SF-&quot;; [.C55]; &quot;-&quot;; [.D55])" office:value-type="string" office:string-value="tpch_q1-SF-1-vectorised" calcext:value-type="string">
            <text:p>tpch_q1-SF-1-vectorised</text:p>
          </table:table-cell>
          <table:table-cell office:value-type="float" office:value="534.2" calcext:value-type="float">
            <text:p>534.2</text:p>
          </table:table-cell>
          <table:table-cell office:value-type="float" office:value="66" calcext:value-type="float">
            <text:p>66</text:p>
          </table:table-cell>
          <table:table-cell office:value-type="float" office:value="79.4" calcext:value-type="float">
            <text:p>79.4</text:p>
          </table:table-cell>
          <table:table-cell office:value-type="float" office:value="395.5" calcext:value-type="float">
            <text:p>395.5</text:p>
          </table:table-cell>
          <table:table-cell table:formula="of:=[.M55]-SUM([.H55:.K55])" office:value-type="float" office:value="106.1" calcext:value-type="float">
            <text:p>106.1</text:p>
          </table:table-cell>
          <table:table-cell office:value-type="float" office:value="1181.2" calcext:value-type="float">
            <text:p>1181.2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6]; &quot;-SF-&quot;; [.C56]; &quot;-&quot;; [.D56])" office:value-type="string" office:string-value="tpch_q1-SF-10-non-vectorised" calcext:value-type="string">
            <text:p>tpch_q1-SF-10-non-vectorised</text:p>
          </table:table-cell>
          <table:table-cell office:value-type="float" office:value="531.3" calcext:value-type="float">
            <text:p>531.3</text:p>
          </table:table-cell>
          <table:table-cell office:value-type="float" office:value="66.3" calcext:value-type="float">
            <text:p>66.3</text:p>
          </table:table-cell>
          <table:table-cell office:value-type="float" office:value="57.7" calcext:value-type="float">
            <text:p>57.7</text:p>
          </table:table-cell>
          <table:table-cell office:value-type="float" office:value="2100" calcext:value-type="float">
            <text:p>2100</text:p>
          </table:table-cell>
          <table:table-cell table:formula="of:=[.M56]-SUM([.H56:.K56])" office:value-type="float" office:value="101.5" calcext:value-type="float">
            <text:p>101.5</text:p>
          </table:table-cell>
          <table:table-cell office:value-type="float" office:value="2856.8" calcext:value-type="float">
            <text:p>2856.8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7]; &quot;-SF-&quot;; [.C57]; &quot;-&quot;; [.D57])" office:value-type="string" office:string-value="tpch_q1-SF-10-vectorised" calcext:value-type="string">
            <text:p>tpch_q1-SF-10-vectorised</text:p>
          </table:table-cell>
          <table:table-cell office:value-type="float" office:value="525.4" calcext:value-type="float">
            <text:p>525.4</text:p>
          </table:table-cell>
          <table:table-cell office:value-type="float" office:value="65.5" calcext:value-type="float">
            <text:p>65.5</text:p>
          </table:table-cell>
          <table:table-cell office:value-type="float" office:value="77.7" calcext:value-type="float">
            <text:p>77.7</text:p>
          </table:table-cell>
          <table:table-cell office:value-type="float" office:value="2956.6" calcext:value-type="float">
            <text:p>2956.6</text:p>
          </table:table-cell>
          <table:table-cell table:formula="of:=[.M57]-SUM([.H57:.K57])" office:value-type="float" office:value="103.2" calcext:value-type="float">
            <text:p>103.2</text:p>
          </table:table-cell>
          <table:table-cell office:value-type="float" office:value="3728.4" calcext:value-type="float">
            <text:p>3728.4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8]; &quot;-SF-&quot;; [.C58]; &quot;-&quot;; [.D58])" office:value-type="string" office:string-value="tpch_q3-SF-1-non-vectorised" calcext:value-type="string">
            <text:p>tpch_q3-SF-1-non-vectorised</text:p>
          </table:table-cell>
          <table:table-cell office:value-type="float" office:value="630.5" calcext:value-type="float">
            <text:p>630.5</text:p>
          </table:table-cell>
          <table:table-cell office:value-type="float" office:value="65.8" calcext:value-type="float">
            <text:p>65.8</text:p>
          </table:table-cell>
          <table:table-cell office:value-type="float" office:value="43.3" calcext:value-type="float">
            <text:p>43.3</text:p>
          </table:table-cell>
          <table:table-cell office:value-type="float" office:value="209.2" calcext:value-type="float">
            <text:p>209.2</text:p>
          </table:table-cell>
          <table:table-cell table:formula="of:=[.M58]-SUM([.H58:.K58])" office:value-type="float" office:value="101.8" calcext:value-type="float">
            <text:p>101.8</text:p>
          </table:table-cell>
          <table:table-cell office:value-type="float" office:value="1050.6" calcext:value-type="float">
            <text:p>1050.6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59]; &quot;-SF-&quot;; [.C59]; &quot;-&quot;; [.D59])" office:value-type="string" office:string-value="tpch_q3-SF-1-vectorised" calcext:value-type="string">
            <text:p>tpch_q3-SF-1-vectorised</text:p>
          </table:table-cell>
          <table:table-cell office:value-type="float" office:value="638.6" calcext:value-type="float">
            <text:p>638.6</text:p>
          </table:table-cell>
          <table:table-cell office:value-type="float" office:value="67.6" calcext:value-type="float">
            <text:p>67.6</text:p>
          </table:table-cell>
          <table:table-cell office:value-type="float" office:value="54.6" calcext:value-type="float">
            <text:p>54.6</text:p>
          </table:table-cell>
          <table:table-cell office:value-type="float" office:value="285.7" calcext:value-type="float">
            <text:p>285.7</text:p>
          </table:table-cell>
          <table:table-cell table:formula="of:=[.M59]-SUM([.H59:.K59])" office:value-type="float" office:value="109.5" calcext:value-type="float">
            <text:p>109.5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0]; &quot;-SF-&quot;; [.C60]; &quot;-&quot;; [.D60])" office:value-type="string" office:string-value="tpch_q3-SF-10-non-vectorised" calcext:value-type="string">
            <text:p>tpch_q3-SF-10-non-vectorised</text:p>
          </table:table-cell>
          <table:table-cell office:value-type="float" office:value="629.8" calcext:value-type="float">
            <text:p>629.8</text:p>
          </table:table-cell>
          <table:table-cell office:value-type="float" office:value="67.9" calcext:value-type="float">
            <text:p>67.9</text:p>
          </table:table-cell>
          <table:table-cell office:value-type="float" office:value="44.7" calcext:value-type="float">
            <text:p>44.7</text:p>
          </table:table-cell>
          <table:table-cell office:value-type="float" office:value="2022.3" calcext:value-type="float">
            <text:p>2022.3</text:p>
          </table:table-cell>
          <table:table-cell table:formula="of:=[.M60]-SUM([.H60:.K60])" office:value-type="float" office:value="106" calcext:value-type="float">
            <text:p>106.0</text:p>
          </table:table-cell>
          <table:table-cell office:value-type="float" office:value="2870.7" calcext:value-type="float">
            <text:p>2870.7</text:p>
          </table:table-cell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1]; &quot;-SF-&quot;; [.C61]; &quot;-&quot;; [.D61])" office:value-type="string" office:string-value="tpch_q3-SF-10-vectorised" calcext:value-type="string">
            <text:p>tpch_q3-SF-10-vectorised</text:p>
          </table:table-cell>
          <table:table-cell office:value-type="float" office:value="633.1" calcext:value-type="float">
            <text:p>633.1</text:p>
          </table:table-cell>
          <table:table-cell office:value-type="float" office:value="69.2" calcext:value-type="float">
            <text:p>69.2</text:p>
          </table:table-cell>
          <table:table-cell office:value-type="float" office:value="52.3" calcext:value-type="float">
            <text:p>52.3</text:p>
          </table:table-cell>
          <table:table-cell office:value-type="float" office:value="2004.2" calcext:value-type="float">
            <text:p>2004.2</text:p>
          </table:table-cell>
          <table:table-cell table:formula="of:=[.M61]-SUM([.H61:.K61])" office:value-type="float" office:value="107.3" calcext:value-type="float">
            <text:p>107.3</text:p>
          </table:table-cell>
          <table:table-cell office:value-type="float" office:value="2866.1" calcext:value-type="float">
            <text:p>2866.1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2]; &quot;-SF-&quot;; [.C62]; &quot;-&quot;; [.D62])" office:value-type="string" office:string-value="tpch_q6-SF-1-non-vectorised" calcext:value-type="string">
            <text:p>tpch_q6-SF-1-non-vectorised</text:p>
          </table:table-cell>
          <table:table-cell office:value-type="float" office:value="537.7" calcext:value-type="float">
            <text:p>537.7</text:p>
          </table:table-cell>
          <table:table-cell office:value-type="float" office:value="61" calcext:value-type="float">
            <text:p>61</text:p>
          </table:table-cell>
          <table:table-cell office:value-type="float" office:value="41.4" calcext:value-type="float">
            <text:p>41.4</text:p>
          </table:table-cell>
          <table:table-cell office:value-type="float" office:value="92.5" calcext:value-type="float">
            <text:p>92.5</text:p>
          </table:table-cell>
          <table:table-cell table:formula="of:=[.M62]-SUM([.H62:.K62])" office:value-type="float" office:value="127.5" calcext:value-type="float">
            <text:p>127.5</text:p>
          </table:table-cell>
          <table:table-cell office:value-type="float" office:value="860.1" calcext:value-type="float">
            <text:p>860.1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3]; &quot;-SF-&quot;; [.C63]; &quot;-&quot;; [.D63])" office:value-type="string" office:string-value="tpch_q6-SF-1-vectorised" calcext:value-type="string">
            <text:p>tpch_q6-SF-1-vectorised</text:p>
          </table:table-cell>
          <table:table-cell office:value-type="float" office:value="527.3" calcext:value-type="float">
            <text:p>527.3</text:p>
          </table:table-cell>
          <table:table-cell office:value-type="float" office:value="60.3" calcext:value-type="float">
            <text:p>60.3</text:p>
          </table:table-cell>
          <table:table-cell office:value-type="float" office:value="59.3" calcext:value-type="float">
            <text:p>59.3</text:p>
          </table:table-cell>
          <table:table-cell office:value-type="float" office:value="85" calcext:value-type="float">
            <text:p>85</text:p>
          </table:table-cell>
          <table:table-cell table:formula="of:=[.M63]-SUM([.H63:.K63])" office:value-type="float" office:value="123" calcext:value-type="float">
            <text:p>123.0</text:p>
          </table:table-cell>
          <table:table-cell office:value-type="float" office:value="854.9" calcext:value-type="float">
            <text:p>854.9</text:p>
          </table:table-cell>
          <table:table-cell>
            <draw:frame draw:z-index="1" draw:style-name="gr1" draw:text-style-name="P1" svg:width="53.842cm" svg:height="26.973cm" svg:x="2.252cm" svg:y="0.001cm">
              <draw:object draw:notify-on-update-of-ranges="main_method_benchmark_R440.G2:main_method_benchmark_R440.G69 main_method_benchmark_R440.H1:main_method_benchmark_R440.H1 main_method_benchmark_R440.H2:main_method_benchmark_R440.H69 main_method_benchmark_R440.I1:main_method_benchmark_R440.I1 main_method_benchmark_R440.I2:main_method_benchmark_R440.I69 main_method_benchmark_R440.J1:main_method_benchmark_R440.J1 main_method_benchmark_R440.J2:main_method_benchmark_R440.J69 main_method_benchmark_R440.L1:main_method_benchmark_R440.L1 main_method_benchmark_R440.L2:main_method_benchmark_R440.L6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4]; &quot;-SF-&quot;; [.C64]; &quot;-&quot;; [.D64])" office:value-type="string" office:string-value="tpch_q6-SF-10-non-vectorised" calcext:value-type="string">
            <text:p>tpch_q6-SF-10-non-vectorised</text:p>
          </table:table-cell>
          <table:table-cell office:value-type="float" office:value="525" calcext:value-type="float">
            <text:p>525</text:p>
          </table:table-cell>
          <table:table-cell office:value-type="float" office:value="60.4" calcext:value-type="float">
            <text:p>60.4</text:p>
          </table:table-cell>
          <table:table-cell office:value-type="float" office:value="40.2" calcext:value-type="float">
            <text:p>40.2</text:p>
          </table:table-cell>
          <table:table-cell office:value-type="float" office:value="379.5" calcext:value-type="float">
            <text:p>379.5</text:p>
          </table:table-cell>
          <table:table-cell table:formula="of:=[.M64]-SUM([.H64:.K64])" office:value-type="float" office:value="123.6" calcext:value-type="float">
            <text:p>123.6</text:p>
          </table:table-cell>
          <table:table-cell office:value-type="float" office:value="1128.7" calcext:value-type="float">
            <text:p>1128.7</text:p>
          </table:table-cell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65]; &quot;-SF-&quot;; [.C65]; &quot;-&quot;; [.D65])" office:value-type="string" office:string-value="tpch_q6-SF-10-vectorised" calcext:value-type="string">
            <text:p>tpch_q6-SF-10-vectorised</text:p>
          </table:table-cell>
          <table:table-cell office:value-type="float" office:value="529.6" calcext:value-type="float">
            <text:p>529.6</text:p>
          </table:table-cell>
          <table:table-cell office:value-type="float" office:value="61.7" calcext:value-type="float">
            <text:p>61.7</text:p>
          </table:table-cell>
          <table:table-cell office:value-type="float" office:value="59.7" calcext:value-type="float">
            <text:p>59.7</text:p>
          </table:table-cell>
          <table:table-cell office:value-type="float" office:value="366.5" calcext:value-type="float">
            <text:p>366.5</text:p>
          </table:table-cell>
          <table:table-cell table:formula="of:=[.M65]-SUM([.H65:.K65])" office:value-type="float" office:value="122.1" calcext:value-type="float">
            <text:p>122.1</text:p>
          </table:table-cell>
          <table:table-cell office:value-type="float" office:value="1139.6" calcext:value-type="float">
            <text:p>1139.6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6]; &quot;-SF-&quot;; [.C66]; &quot;-&quot;; [.D66])" office:value-type="string" office:string-value="tpch_q10-SF-1-non-vectorised" calcext:value-type="string">
            <text:p>tpch_q10-SF-1-non-vectorised</text:p>
          </table:table-cell>
          <table:table-cell office:value-type="float" office:value="560.5" calcext:value-type="float">
            <text:p>560.5</text:p>
          </table:table-cell>
          <table:table-cell office:value-type="float" office:value="71.9" calcext:value-type="float">
            <text:p>71.9</text:p>
          </table:table-cell>
          <table:table-cell office:value-type="float" office:value="112.3" calcext:value-type="float">
            <text:p>112.3</text:p>
          </table:table-cell>
          <table:table-cell office:value-type="float" office:value="544.6" calcext:value-type="float">
            <text:p>544.6</text:p>
          </table:table-cell>
          <table:table-cell table:formula="of:=[.M66]-SUM([.H66:.K66])" office:value-type="float" office:value="120.8" calcext:value-type="float">
            <text:p>120.8</text:p>
          </table:table-cell>
          <table:table-cell office:value-type="float" office:value="1410.1" calcext:value-type="float">
            <text:p>1410.1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7]; &quot;-SF-&quot;; [.C67]; &quot;-&quot;; [.D67])" office:value-type="string" office:string-value="tpch_q10-SF-1-vectorised" calcext:value-type="string">
            <text:p>tpch_q10-SF-1-vectorised</text:p>
          </table:table-cell>
          <table:table-cell office:value-type="float" office:value="558.7" calcext:value-type="float">
            <text:p>558.7</text:p>
          </table:table-cell>
          <table:table-cell office:value-type="float" office:value="72.1" calcext:value-type="float">
            <text:p>72.1</text:p>
          </table:table-cell>
          <table:table-cell office:value-type="float" office:value="123.8" calcext:value-type="float">
            <text:p>123.8</text:p>
          </table:table-cell>
          <table:table-cell office:value-type="float" office:value="557.6" calcext:value-type="float">
            <text:p>557.6</text:p>
          </table:table-cell>
          <table:table-cell table:formula="of:=[.M67]-SUM([.H67:.K67])" office:value-type="float" office:value="118.5" calcext:value-type="float">
            <text:p>118.5</text:p>
          </table:table-cell>
          <table:table-cell office:value-type="float" office:value="1430.7" calcext:value-type="float">
            <text:p>1430.7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8]; &quot;-SF-&quot;; [.C68]; &quot;-&quot;; [.D68])" office:value-type="string" office:string-value="tpch_q10-SF-10-non-vectorised" calcext:value-type="string">
            <text:p>tpch_q10-SF-10-non-vectorised</text:p>
          </table:table-cell>
          <table:table-cell office:value-type="float" office:value="554" calcext:value-type="float">
            <text:p>554</text:p>
          </table:table-cell>
          <table:table-cell office:value-type="float" office:value="73.4" calcext:value-type="float">
            <text:p>73.4</text:p>
          </table:table-cell>
          <table:table-cell office:value-type="float" office:value="112.7" calcext:value-type="float">
            <text:p>112.7</text:p>
          </table:table-cell>
          <table:table-cell office:value-type="float" office:value="5631.7" calcext:value-type="float">
            <text:p>5631.7</text:p>
          </table:table-cell>
          <table:table-cell table:formula="of:=[.M68]-SUM([.H68:.K68])" office:value-type="float" office:value="237.2" calcext:value-type="float">
            <text:p>237.2</text:p>
          </table:table-cell>
          <table:table-cell office:value-type="float" office:value="6609" calcext:value-type="float">
            <text:p>6609</text:p>
          </table:table-cell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69]; &quot;-SF-&quot;; [.C69]; &quot;-&quot;; [.D69])" office:value-type="string" office:string-value="tpch_q10-SF-10-vectorised" calcext:value-type="string">
            <text:p>tpch_q10-SF-10-vectorised</text:p>
          </table:table-cell>
          <table:table-cell office:value-type="float" office:value="554.2" calcext:value-type="float">
            <text:p>554.2</text:p>
          </table:table-cell>
          <table:table-cell office:value-type="float" office:value="73.7" calcext:value-type="float">
            <text:p>73.7</text:p>
          </table:table-cell>
          <table:table-cell office:value-type="float" office:value="125.2" calcext:value-type="float">
            <text:p>125.2</text:p>
          </table:table-cell>
          <table:table-cell office:value-type="float" office:value="5059.9" calcext:value-type="float">
            <text:p>5059.9</text:p>
          </table:table-cell>
          <table:table-cell table:formula="of:=[.M69]-SUM([.H69:.K69])" office:value-type="float" office:value="152" calcext:value-type="float">
            <text:p>152.0</text:p>
          </table:table-cell>
          <table:table-cell office:value-type="float" office:value="5965" calcext:value-type="float">
            <text:p>5965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head compared to total running-time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lanning-Time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mpilation</text:p>
          </table:table-cell>
          <table:table-cell/>
          <table:table-cell table:style-name="Default" office:value-type="string" calcext:value-type="string">
            <text:p>Remaining Overh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4]; &quot;-SF-&quot;; [.C74]; &quot;-&quot;; [.D74])" office:value-type="string" office:string-value="tpch_q1-SF-1-non-vectorised" calcext:value-type="string">
            <text:p>tpch_q1-SF-1-non-vectorised</text:p>
          </table:table-cell>
          <table:table-cell table:style-name="ce4" table:formula="of:=[.H54]/[.M54]" office:value-type="float" office:value="0.51239827668741" calcext:value-type="float">
            <text:p>0.512</text:p>
          </table:table-cell>
          <table:table-cell table:style-name="ce4" table:formula="of:=[.I54]/[.M54]" office:value-type="float" office:value="0.0622307324078506" calcext:value-type="float">
            <text:p>0.062</text:p>
          </table:table-cell>
          <table:table-cell table:style-name="ce4" table:formula="of:=[.J54]/[.M54]" office:value-type="float" office:value="0.0570607946385831" calcext:value-type="float">
            <text:p>0.057</text:p>
          </table:table-cell>
          <table:table-cell/>
          <table:table-cell table:style-name="ce4" table:formula="of:=[.L54]/[.M54]" office:value-type="float" office:value="0.106462422211584" calcext:value-type="float">
            <text:p>0.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5]; &quot;-SF-&quot;; [.C75]; &quot;-&quot;; [.D75])" office:value-type="string" office:string-value="tpch_q1-SF-1-vectorised" calcext:value-type="string">
            <text:p>tpch_q1-SF-1-vectorised</text:p>
          </table:table-cell>
          <table:table-cell table:style-name="ce4" table:formula="of:=[.H55]/[.M55]" office:value-type="float" office:value="0.452251947172367" calcext:value-type="float">
            <text:p>0.452</text:p>
          </table:table-cell>
          <table:table-cell table:style-name="ce4" table:formula="of:=[.I55]/[.M55]" office:value-type="float" office:value="0.0558753809685066" calcext:value-type="float">
            <text:p>0.056</text:p>
          </table:table-cell>
          <table:table-cell table:style-name="ce4" table:formula="of:=[.J55]/[.M55]" office:value-type="float" office:value="0.0672197764984761" calcext:value-type="float">
            <text:p>0.067</text:p>
          </table:table-cell>
          <table:table-cell/>
          <table:table-cell table:style-name="ce4" table:formula="of:=[.L55]/[.M55]" office:value-type="float" office:value="0.0898239078902812" calcext:value-type="float">
            <text:p>0.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6]; &quot;-SF-&quot;; [.C76]; &quot;-&quot;; [.D76])" office:value-type="string" office:string-value="tpch_q1-SF-10-non-vectorised" calcext:value-type="string">
            <text:p>tpch_q1-SF-10-non-vectorised</text:p>
          </table:table-cell>
          <table:table-cell table:style-name="ce4" table:formula="of:=[.H56]/[.M56]" office:value-type="float" office:value="0.185977317278073" calcext:value-type="float">
            <text:p>0.186</text:p>
          </table:table-cell>
          <table:table-cell table:style-name="ce4" table:formula="of:=[.I56]/[.M56]" office:value-type="float" office:value="0.0232077849341921" calcext:value-type="float">
            <text:p>0.023</text:p>
          </table:table-cell>
          <table:table-cell table:style-name="ce4" table:formula="of:=[.J56]/[.M56]" office:value-type="float" office:value="0.0201974236908429" calcext:value-type="float">
            <text:p>0.020</text:p>
          </table:table-cell>
          <table:table-cell/>
          <table:table-cell table:style-name="ce4" table:formula="of:=[.L56]/[.M56]" office:value-type="float" office:value="0.0355292635116214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7]; &quot;-SF-&quot;; [.C77]; &quot;-&quot;; [.D77])" office:value-type="string" office:string-value="tpch_q1-SF-10-vectorised" calcext:value-type="string">
            <text:p>tpch_q1-SF-10-vectorised</text:p>
          </table:table-cell>
          <table:table-cell table:style-name="ce4" table:formula="of:=[.H57]/[.M57]" office:value-type="float" office:value="0.140918356399528" calcext:value-type="float">
            <text:p>0.141</text:p>
          </table:table-cell>
          <table:table-cell table:style-name="ce4" table:formula="of:=[.I57]/[.M57]" office:value-type="float" office:value="0.0175678575260165" calcext:value-type="float">
            <text:p>0.018</text:p>
          </table:table-cell>
          <table:table-cell table:style-name="ce4" table:formula="of:=[.J57]/[.M57]" office:value-type="float" office:value="0.0208400386224654" calcext:value-type="float">
            <text:p>0.021</text:p>
          </table:table-cell>
          <table:table-cell/>
          <table:table-cell table:style-name="ce4" table:formula="of:=[.L57]/[.M57]" office:value-type="float" office:value="0.0276794335371742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8]; &quot;-SF-&quot;; [.C78]; &quot;-&quot;; [.D78])" office:value-type="string" office:string-value="tpch_q3-SF-1-non-vectorised" calcext:value-type="string">
            <text:p>tpch_q3-SF-1-non-vectorised</text:p>
          </table:table-cell>
          <table:table-cell table:style-name="ce4" table:formula="of:=[.H58]/[.M58]" office:value-type="float" office:value="0.60013325718637" calcext:value-type="float">
            <text:p>0.600</text:p>
          </table:table-cell>
          <table:table-cell table:style-name="ce4" table:formula="of:=[.I58]/[.M58]" office:value-type="float" office:value="0.062630877593756" calcext:value-type="float">
            <text:p>0.063</text:p>
          </table:table-cell>
          <table:table-cell table:style-name="ce4" table:formula="of:=[.J58]/[.M58]" office:value-type="float" office:value="0.0412145440700552" calcext:value-type="float">
            <text:p>0.041</text:p>
          </table:table-cell>
          <table:table-cell/>
          <table:table-cell table:style-name="ce4" table:formula="of:=[.L58]/[.M58]" office:value-type="float" office:value="0.0968970112316771" calcext:value-type="float">
            <text:p>0.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79]; &quot;-SF-&quot;; [.C79]; &quot;-&quot;; [.D79])" office:value-type="string" office:string-value="tpch_q3-SF-1-vectorised" calcext:value-type="string">
            <text:p>tpch_q3-SF-1-vectorised</text:p>
          </table:table-cell>
          <table:table-cell table:style-name="ce4" table:formula="of:=[.H59]/[.M59]" office:value-type="float" office:value="0.55242214532872" calcext:value-type="float">
            <text:p>0.552</text:p>
          </table:table-cell>
          <table:table-cell table:style-name="ce4" table:formula="of:=[.I59]/[.M59]" office:value-type="float" office:value="0.058477508650519" calcext:value-type="float">
            <text:p>0.058</text:p>
          </table:table-cell>
          <table:table-cell table:style-name="ce4" table:formula="of:=[.J59]/[.M59]" office:value-type="float" office:value="0.0472318339100346" calcext:value-type="float">
            <text:p>0.047</text:p>
          </table:table-cell>
          <table:table-cell/>
          <table:table-cell table:style-name="ce4" table:formula="of:=[.L59]/[.M59]" office:value-type="float" office:value="0.0947231833910035" calcext:value-type="float">
            <text:p>0.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0]; &quot;-SF-&quot;; [.C80]; &quot;-&quot;; [.D80])" office:value-type="string" office:string-value="tpch_q3-SF-10-non-vectorised" calcext:value-type="string">
            <text:p>tpch_q3-SF-10-non-vectorised</text:p>
          </table:table-cell>
          <table:table-cell table:style-name="ce4" table:formula="of:=[.H60]/[.M60]" office:value-type="float" office:value="0.219388999198802" calcext:value-type="float">
            <text:p>0.219</text:p>
          </table:table-cell>
          <table:table-cell table:style-name="ce4" table:formula="of:=[.I60]/[.M60]" office:value-type="float" office:value="0.0236527676176542" calcext:value-type="float">
            <text:p>0.024</text:p>
          </table:table-cell>
          <table:table-cell table:style-name="ce4" table:formula="of:=[.J60]/[.M60]" office:value-type="float" office:value="0.0155711150590448" calcext:value-type="float">
            <text:p>0.016</text:p>
          </table:table-cell>
          <table:table-cell/>
          <table:table-cell table:style-name="ce4" table:formula="of:=[.L60]/[.M60]" office:value-type="float" office:value="0.0369247918626119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1]; &quot;-SF-&quot;; [.C81]; &quot;-&quot;; [.D81])" office:value-type="string" office:string-value="tpch_q3-SF-10-vectorised" calcext:value-type="string">
            <text:p>tpch_q3-SF-10-vectorised</text:p>
          </table:table-cell>
          <table:table-cell table:style-name="ce4" table:formula="of:=[.H61]/[.M61]" office:value-type="float" office:value="0.220892502006211" calcext:value-type="float">
            <text:p>0.221</text:p>
          </table:table-cell>
          <table:table-cell table:style-name="ce4" table:formula="of:=[.I61]/[.M61]" office:value-type="float" office:value="0.0241443075956875" calcext:value-type="float">
            <text:p>0.024</text:p>
          </table:table-cell>
          <table:table-cell table:style-name="ce4" table:formula="of:=[.J61]/[.M61]" office:value-type="float" office:value="0.018247793168417" calcext:value-type="float">
            <text:p>0.018</text:p>
          </table:table-cell>
          <table:table-cell/>
          <table:table-cell table:style-name="ce4" table:formula="of:=[.L61]/[.M61]" office:value-type="float" office:value="0.037437633020480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2]; &quot;-SF-&quot;; [.C82]; &quot;-&quot;; [.D82])" office:value-type="string" office:string-value="tpch_q6-SF-1-non-vectorised" calcext:value-type="string">
            <text:p>tpch_q6-SF-1-non-vectorised</text:p>
          </table:table-cell>
          <table:table-cell table:style-name="ce4" table:formula="of:=[.H62]/[.M62]" office:value-type="float" office:value="0.625159865131961" calcext:value-type="float">
            <text:p>0.625</text:p>
          </table:table-cell>
          <table:table-cell table:style-name="ce4" table:formula="of:=[.I62]/[.M62]" office:value-type="float" office:value="0.0709219858156028" calcext:value-type="float">
            <text:p>0.071</text:p>
          </table:table-cell>
          <table:table-cell table:style-name="ce4" table:formula="of:=[.J62]/[.M62]" office:value-type="float" office:value="0.048133937914196" calcext:value-type="float">
            <text:p>0.048</text:p>
          </table:table-cell>
          <table:table-cell/>
          <table:table-cell table:style-name="ce4" table:formula="of:=[.L62]/[.M62]" office:value-type="float" office:value="0.148238576909662" calcext:value-type="float">
            <text:p>0.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3]; &quot;-SF-&quot;; [.C83]; &quot;-&quot;; [.D83])" office:value-type="string" office:string-value="tpch_q6-SF-1-vectorised" calcext:value-type="string">
            <text:p>tpch_q6-SF-1-vectorised</text:p>
          </table:table-cell>
          <table:table-cell table:style-name="ce4" table:formula="of:=[.H63]/[.M63]" office:value-type="float" office:value="0.616797286232308" calcext:value-type="float">
            <text:p>0.617</text:p>
          </table:table-cell>
          <table:table-cell table:style-name="ce4" table:formula="of:=[.I63]/[.M63]" office:value-type="float" office:value="0.070534565446251" calcext:value-type="float">
            <text:p>0.071</text:p>
          </table:table-cell>
          <table:table-cell table:style-name="ce4" table:formula="of:=[.J63]/[.M63]" office:value-type="float" office:value="0.0693648379927477" calcext:value-type="float">
            <text:p>0.069</text:p>
          </table:table-cell>
          <table:table-cell/>
          <table:table-cell table:style-name="ce4" table:formula="of:=[.L63]/[.M63]" office:value-type="float" office:value="0.14387647678091" calcext:value-type="float">
            <text:p>0.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4]; &quot;-SF-&quot;; [.C84]; &quot;-&quot;; [.D84])" office:value-type="string" office:string-value="tpch_q6-SF-10-non-vectorised" calcext:value-type="string">
            <text:p>tpch_q6-SF-10-non-vectorised</text:p>
          </table:table-cell>
          <table:table-cell table:style-name="ce4" table:formula="of:=[.H64]/[.M64]" office:value-type="float" office:value="0.465136883139895" calcext:value-type="float">
            <text:p>0.465</text:p>
          </table:table-cell>
          <table:table-cell table:style-name="ce4" table:formula="of:=[.I64]/[.M64]" office:value-type="float" office:value="0.0535128909364756" calcext:value-type="float">
            <text:p>0.054</text:p>
          </table:table-cell>
          <table:table-cell table:style-name="ce4" table:formula="of:=[.J64]/[.M64]" office:value-type="float" office:value="0.0356161956232834" calcext:value-type="float">
            <text:p>0.036</text:p>
          </table:table-cell>
          <table:table-cell/>
          <table:table-cell table:style-name="ce4" table:formula="of:=[.L64]/[.M64]" office:value-type="float" office:value="0.109506511916364" calcext:value-type="float">
            <text:p>0.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85]; &quot;-SF-&quot;; [.C85]; &quot;-&quot;; [.D85])" office:value-type="string" office:string-value="tpch_q6-SF-10-vectorised" calcext:value-type="string">
            <text:p>tpch_q6-SF-10-vectorised</text:p>
          </table:table-cell>
          <table:table-cell table:style-name="ce4" table:formula="of:=[.H65]/[.M65]" office:value-type="float" office:value="0.464724464724465" calcext:value-type="float">
            <text:p>0.465</text:p>
          </table:table-cell>
          <table:table-cell table:style-name="ce4" table:formula="of:=[.I65]/[.M65]" office:value-type="float" office:value="0.0541418041418041" calcext:value-type="float">
            <text:p>0.054</text:p>
          </table:table-cell>
          <table:table-cell table:style-name="ce4" table:formula="of:=[.J65]/[.M65]" office:value-type="float" office:value="0.0523868023868024" calcext:value-type="float">
            <text:p>0.052</text:p>
          </table:table-cell>
          <table:table-cell/>
          <table:table-cell table:style-name="ce4" table:formula="of:=[.L65]/[.M65]" office:value-type="float" office:value="0.107142857142857" calcext:value-type="float">
            <text:p>0.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6]; &quot;-SF-&quot;; [.C86]; &quot;-&quot;; [.D86])" office:value-type="string" office:string-value="tpch_q10-SF-1-non-vectorised" calcext:value-type="string">
            <text:p>tpch_q10-SF-1-non-vectorised</text:p>
          </table:table-cell>
          <table:table-cell table:style-name="ce4" table:formula="of:=[.H66]/[.M66]" office:value-type="float" office:value="0.397489539748954" calcext:value-type="float">
            <text:p>0.397</text:p>
          </table:table-cell>
          <table:table-cell table:style-name="ce4" table:formula="of:=[.I66]/[.M66]" office:value-type="float" office:value="0.0509892915396071" calcext:value-type="float">
            <text:p>0.051</text:p>
          </table:table-cell>
          <table:table-cell table:style-name="ce4" table:formula="of:=[.J66]/[.M66]" office:value-type="float" office:value="0.0796397418622793" calcext:value-type="float">
            <text:p>0.080</text:p>
          </table:table-cell>
          <table:table-cell/>
          <table:table-cell table:style-name="ce4" table:formula="of:=[.L66]/[.M66]" office:value-type="float" office:value="0.0856676831430393" calcext:value-type="float">
            <text:p>0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7]; &quot;-SF-&quot;; [.C87]; &quot;-&quot;; [.D87])" office:value-type="string" office:string-value="tpch_q10-SF-1-vectorised" calcext:value-type="string">
            <text:p>tpch_q10-SF-1-vectorised</text:p>
          </table:table-cell>
          <table:table-cell table:style-name="ce4" table:formula="of:=[.H67]/[.M67]" office:value-type="float" office:value="0.390508142867128" calcext:value-type="float">
            <text:p>0.391</text:p>
          </table:table-cell>
          <table:table-cell table:style-name="ce4" table:formula="of:=[.I67]/[.M67]" office:value-type="float" office:value="0.0503949115817432" calcext:value-type="float">
            <text:p>0.050</text:p>
          </table:table-cell>
          <table:table-cell table:style-name="ce4" table:formula="of:=[.J67]/[.M67]" office:value-type="float" office:value="0.0865310687076256" calcext:value-type="float">
            <text:p>0.087</text:p>
          </table:table-cell>
          <table:table-cell/>
          <table:table-cell table:style-name="ce4" table:formula="of:=[.L67]/[.M67]" office:value-type="float" office:value="0.0828265883833089" calcext:value-type="float">
            <text:p>0.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8]; &quot;-SF-&quot;; [.C88]; &quot;-&quot;; [.D88])" office:value-type="string" office:string-value="tpch_q10-SF-10-non-vectorised" calcext:value-type="string">
            <text:p>tpch_q10-SF-10-non-vectorised</text:p>
          </table:table-cell>
          <table:table-cell table:style-name="ce4" table:formula="of:=[.H68]/[.M68]" office:value-type="float" office:value="0.0838250870025723" calcext:value-type="float">
            <text:p>0.084</text:p>
          </table:table-cell>
          <table:table-cell table:style-name="ce4" table:formula="of:=[.I68]/[.M68]" office:value-type="float" office:value="0.0111060674837343" calcext:value-type="float">
            <text:p>0.011</text:p>
          </table:table-cell>
          <table:table-cell table:style-name="ce4" table:formula="of:=[.J68]/[.M68]" office:value-type="float" office:value="0.0170525041609926" calcext:value-type="float">
            <text:p>0.017</text:p>
          </table:table-cell>
          <table:table-cell/>
          <table:table-cell table:style-name="ce4" table:formula="of:=[.L68]/[.M68]" office:value-type="float" office:value="0.0358904524133757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89]; &quot;-SF-&quot;; [.C89]; &quot;-&quot;; [.D89])" office:value-type="string" office:string-value="tpch_q10-SF-10-vectorised" calcext:value-type="string">
            <text:p>tpch_q10-SF-10-vectorised</text:p>
          </table:table-cell>
          <table:table-cell table:style-name="ce4" table:formula="of:=[.H69]/[.M69]" office:value-type="float" office:value="0.0929086336965633" calcext:value-type="float">
            <text:p>0.093</text:p>
          </table:table-cell>
          <table:table-cell table:style-name="ce4" table:formula="of:=[.I69]/[.M69]" office:value-type="float" office:value="0.0123554065381391" calcext:value-type="float">
            <text:p>0.012</text:p>
          </table:table-cell>
          <table:table-cell table:style-name="ce4" table:formula="of:=[.J69]/[.M69]" office:value-type="float" office:value="0.020989103101425" calcext:value-type="float">
            <text:p>0.021</text:p>
          </table:table-cell>
          <table:table-cell/>
          <table:table-cell table:style-name="ce4" table:formula="of:=[.L69]/[.M69]" office:value-type="float" office:value="0.0254819782062029" calcext:value-type="float">
            <text:p>0.0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head compared to execution-time</text:p>
          </table:table-cell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2]; &quot;-SF-&quot;; [.C92]; &quot;-&quot;; [.D92])" office:value-type="string" office:string-value="tpch_q1-SF-1-non-vectorised" calcext:value-type="string">
            <text:p>tpch_q1-SF-1-non-vectorised</text:p>
          </table:table-cell>
          <table:table-cell table:style-name="ce4" table:formula="of:=[.H54]/[.K54]" office:value-type="float" office:value="1.95685557586837" calcext:value-type="float">
            <text:p>1.957</text:p>
          </table:table-cell>
          <table:table-cell table:style-name="ce4" table:formula="of:=[.I54]/[.K54]" office:value-type="float" office:value="0.237659963436929" calcext:value-type="float">
            <text:p>0.238</text:p>
          </table:table-cell>
          <table:table-cell table:style-name="ce4" table:formula="of:=[.J54]/[.K54]" office:value-type="float" office:value="0.217915904936015" calcext:value-type="float">
            <text:p>0.218</text:p>
          </table:table-cell>
          <table:table-cell table:style-name="ce4"/>
          <table:table-cell table:style-name="ce4" table:formula="of:=[.L54]/[.K54]" office:value-type="float" office:value="0.406581352833638" calcext:value-type="float">
            <text:p>0.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3]; &quot;-SF-&quot;; [.C93]; &quot;-&quot;; [.D93])" office:value-type="string" office:string-value="tpch_q1-SF-1-vectorised" calcext:value-type="string">
            <text:p>tpch_q1-SF-1-vectorised</text:p>
          </table:table-cell>
          <table:table-cell table:style-name="ce4" table:formula="of:=[.H55]/[.K55]" office:value-type="float" office:value="1.35069532237674" calcext:value-type="float">
            <text:p>1.351</text:p>
          </table:table-cell>
          <table:table-cell table:style-name="ce4" table:formula="of:=[.I55]/[.K55]" office:value-type="float" office:value="0.166877370417193" calcext:value-type="float">
            <text:p>0.167</text:p>
          </table:table-cell>
          <table:table-cell table:style-name="ce4" table:formula="of:=[.J55]/[.K55]" office:value-type="float" office:value="0.200758533501896" calcext:value-type="float">
            <text:p>0.201</text:p>
          </table:table-cell>
          <table:table-cell table:style-name="ce4"/>
          <table:table-cell table:style-name="ce4" table:formula="of:=[.L55]/[.K55]" office:value-type="float" office:value="0.26826801517067" calcext:value-type="float">
            <text:p>0.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4]; &quot;-SF-&quot;; [.C94]; &quot;-&quot;; [.D94])" office:value-type="string" office:string-value="tpch_q1-SF-10-non-vectorised" calcext:value-type="string">
            <text:p>tpch_q1-SF-10-non-vectorised</text:p>
          </table:table-cell>
          <table:table-cell table:style-name="ce4" table:formula="of:=[.H56]/[.K56]" office:value-type="float" office:value="0.253" calcext:value-type="float">
            <text:p>0.253</text:p>
          </table:table-cell>
          <table:table-cell table:style-name="ce4" table:formula="of:=[.I56]/[.K56]" office:value-type="float" office:value="0.0315714285714286" calcext:value-type="float">
            <text:p>0.032</text:p>
          </table:table-cell>
          <table:table-cell table:style-name="ce4" table:formula="of:=[.J56]/[.K56]" office:value-type="float" office:value="0.0274761904761905" calcext:value-type="float">
            <text:p>0.027</text:p>
          </table:table-cell>
          <table:table-cell table:style-name="ce4"/>
          <table:table-cell table:style-name="ce4" table:formula="of:=[.L56]/[.K56]" office:value-type="float" office:value="0.0483333333333333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5]; &quot;-SF-&quot;; [.C95]; &quot;-&quot;; [.D95])" office:value-type="string" office:string-value="tpch_q1-SF-10-vectorised" calcext:value-type="string">
            <text:p>tpch_q1-SF-10-vectorised</text:p>
          </table:table-cell>
          <table:table-cell table:style-name="ce4" table:formula="of:=[.H57]/[.K57]" office:value-type="float" office:value="0.177704119596834" calcext:value-type="float">
            <text:p>0.178</text:p>
          </table:table-cell>
          <table:table-cell table:style-name="ce4" table:formula="of:=[.I57]/[.K57]" office:value-type="float" office:value="0.0221538253399175" calcext:value-type="float">
            <text:p>0.022</text:p>
          </table:table-cell>
          <table:table-cell table:style-name="ce4" table:formula="of:=[.J57]/[.K57]" office:value-type="float" office:value="0.0262801867009403" calcext:value-type="float">
            <text:p>0.026</text:p>
          </table:table-cell>
          <table:table-cell table:style-name="ce4"/>
          <table:table-cell table:style-name="ce4" table:formula="of:=[.L57]/[.K57]" office:value-type="float" office:value="0.0349049583981601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6]; &quot;-SF-&quot;; [.C96]; &quot;-&quot;; [.D96])" office:value-type="string" office:string-value="tpch_q3-SF-1-non-vectorised" calcext:value-type="string">
            <text:p>tpch_q3-SF-1-non-vectorised</text:p>
          </table:table-cell>
          <table:table-cell table:style-name="ce4" table:formula="of:=[.H58]/[.K58]" office:value-type="float" office:value="3.01386233269599" calcext:value-type="float">
            <text:p>3.014</text:p>
          </table:table-cell>
          <table:table-cell table:style-name="ce4" table:formula="of:=[.I58]/[.K58]" office:value-type="float" office:value="0.31453154875717" calcext:value-type="float">
            <text:p>0.315</text:p>
          </table:table-cell>
          <table:table-cell table:style-name="ce4" table:formula="of:=[.J58]/[.K58]" office:value-type="float" office:value="0.20697896749522" calcext:value-type="float">
            <text:p>0.207</text:p>
          </table:table-cell>
          <table:table-cell table:style-name="ce4"/>
          <table:table-cell table:style-name="ce4" table:formula="of:=[.L58]/[.K58]" office:value-type="float" office:value="0.48661567877629" calcext:value-type="float">
            <text:p>0.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7]; &quot;-SF-&quot;; [.C97]; &quot;-&quot;; [.D97])" office:value-type="string" office:string-value="tpch_q3-SF-1-vectorised" calcext:value-type="string">
            <text:p>tpch_q3-SF-1-vectorised</text:p>
          </table:table-cell>
          <table:table-cell table:style-name="ce4" table:formula="of:=[.H59]/[.K59]" office:value-type="float" office:value="2.23521176058803" calcext:value-type="float">
            <text:p>2.235</text:p>
          </table:table-cell>
          <table:table-cell table:style-name="ce4" table:formula="of:=[.I59]/[.K59]" office:value-type="float" office:value="0.23661183059153" calcext:value-type="float">
            <text:p>0.237</text:p>
          </table:table-cell>
          <table:table-cell table:style-name="ce4" table:formula="of:=[.J59]/[.K59]" office:value-type="float" office:value="0.191109555477774" calcext:value-type="float">
            <text:p>0.191</text:p>
          </table:table-cell>
          <table:table-cell table:style-name="ce4"/>
          <table:table-cell table:style-name="ce4" table:formula="of:=[.L59]/[.K59]" office:value-type="float" office:value="0.383269163458173" calcext:value-type="float">
            <text:p>0.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8]; &quot;-SF-&quot;; [.C98]; &quot;-&quot;; [.D98])" office:value-type="string" office:string-value="tpch_q3-SF-10-non-vectorised" calcext:value-type="string">
            <text:p>tpch_q3-SF-10-non-vectorised</text:p>
          </table:table-cell>
          <table:table-cell table:style-name="ce4" table:formula="of:=[.H60]/[.K60]" office:value-type="float" office:value="0.31142758245562" calcext:value-type="float">
            <text:p>0.311</text:p>
          </table:table-cell>
          <table:table-cell table:style-name="ce4" table:formula="of:=[.I60]/[.K60]" office:value-type="float" office:value="0.0335756317064728" calcext:value-type="float">
            <text:p>0.034</text:p>
          </table:table-cell>
          <table:table-cell table:style-name="ce4" table:formula="of:=[.J60]/[.K60]" office:value-type="float" office:value="0.0221035454680315" calcext:value-type="float">
            <text:p>0.022</text:p>
          </table:table-cell>
          <table:table-cell table:style-name="ce4"/>
          <table:table-cell table:style-name="ce4" table:formula="of:=[.L60]/[.K60]" office:value-type="float" office:value="0.052415566434258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99]; &quot;-SF-&quot;; [.C99]; &quot;-&quot;; [.D99])" office:value-type="string" office:string-value="tpch_q3-SF-10-vectorised" calcext:value-type="string">
            <text:p>tpch_q3-SF-10-vectorised</text:p>
          </table:table-cell>
          <table:table-cell table:style-name="ce4" table:formula="of:=[.H61]/[.K61]" office:value-type="float" office:value="0.315886638060074" calcext:value-type="float">
            <text:p>0.316</text:p>
          </table:table-cell>
          <table:table-cell table:style-name="ce4" table:formula="of:=[.I61]/[.K61]" office:value-type="float" office:value="0.0345274922662409" calcext:value-type="float">
            <text:p>0.035</text:p>
          </table:table-cell>
          <table:table-cell table:style-name="ce4" table:formula="of:=[.J61]/[.K61]" office:value-type="float" office:value="0.0260952000798324" calcext:value-type="float">
            <text:p>0.026</text:p>
          </table:table-cell>
          <table:table-cell table:style-name="ce4"/>
          <table:table-cell table:style-name="ce4" table:formula="of:=[.L61]/[.K61]" office:value-type="float" office:value="0.053537571100688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0]; &quot;-SF-&quot;; [.C100]; &quot;-&quot;; [.D100])" office:value-type="string" office:string-value="tpch_q6-SF-1-non-vectorised" calcext:value-type="string">
            <text:p>tpch_q6-SF-1-non-vectorised</text:p>
          </table:table-cell>
          <table:table-cell table:style-name="ce4" table:formula="of:=[.H62]/[.K62]" office:value-type="float" office:value="5.81297297297297" calcext:value-type="float">
            <text:p>5.813</text:p>
          </table:table-cell>
          <table:table-cell table:style-name="ce4" table:formula="of:=[.I62]/[.K62]" office:value-type="float" office:value="0.65945945945946" calcext:value-type="float">
            <text:p>0.659</text:p>
          </table:table-cell>
          <table:table-cell table:style-name="ce4" table:formula="of:=[.J62]/[.K62]" office:value-type="float" office:value="0.447567567567568" calcext:value-type="float">
            <text:p>0.448</text:p>
          </table:table-cell>
          <table:table-cell table:style-name="ce4"/>
          <table:table-cell table:style-name="ce4" table:formula="of:=[.L62]/[.K62]" office:value-type="float" office:value="1.37837837837838" calcext:value-type="float">
            <text:p>1.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1]; &quot;-SF-&quot;; [.C101]; &quot;-&quot;; [.D101])" office:value-type="string" office:string-value="tpch_q6-SF-1-vectorised" calcext:value-type="string">
            <text:p>tpch_q6-SF-1-vectorised</text:p>
          </table:table-cell>
          <table:table-cell table:style-name="ce4" table:formula="of:=[.H63]/[.K63]" office:value-type="float" office:value="6.20352941176471" calcext:value-type="float">
            <text:p>6.204</text:p>
          </table:table-cell>
          <table:table-cell table:style-name="ce4" table:formula="of:=[.I63]/[.K63]" office:value-type="float" office:value="0.709411764705882" calcext:value-type="float">
            <text:p>0.709</text:p>
          </table:table-cell>
          <table:table-cell table:style-name="ce4" table:formula="of:=[.J63]/[.K63]" office:value-type="float" office:value="0.697647058823529" calcext:value-type="float">
            <text:p>0.698</text:p>
          </table:table-cell>
          <table:table-cell table:style-name="ce4"/>
          <table:table-cell table:style-name="ce4" table:formula="of:=[.L63]/[.K63]" office:value-type="float" office:value="1.44705882352941" calcext:value-type="float">
            <text:p>1.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2]; &quot;-SF-&quot;; [.C102]; &quot;-&quot;; [.D102])" office:value-type="string" office:string-value="tpch_q6-SF-10-non-vectorised" calcext:value-type="string">
            <text:p>tpch_q6-SF-10-non-vectorised</text:p>
          </table:table-cell>
          <table:table-cell table:style-name="ce4" table:formula="of:=[.H64]/[.K64]" office:value-type="float" office:value="1.38339920948617" calcext:value-type="float">
            <text:p>1.383</text:p>
          </table:table-cell>
          <table:table-cell table:style-name="ce4" table:formula="of:=[.I64]/[.K64]" office:value-type="float" office:value="0.159156785243742" calcext:value-type="float">
            <text:p>0.159</text:p>
          </table:table-cell>
          <table:table-cell table:style-name="ce4" table:formula="of:=[.J64]/[.K64]" office:value-type="float" office:value="0.105928853754941" calcext:value-type="float">
            <text:p>0.106</text:p>
          </table:table-cell>
          <table:table-cell table:style-name="ce4"/>
          <table:table-cell table:style-name="ce4" table:formula="of:=[.L64]/[.K64]" office:value-type="float" office:value="0.325691699604743" calcext:value-type="float">
            <text:p>0.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formula="of:=COM.MICROSOFT.CONCAT([.A103]; &quot;-SF-&quot;; [.C103]; &quot;-&quot;; [.D103])" office:value-type="string" office:string-value="tpch_q6-SF-10-vectorised" calcext:value-type="string">
            <text:p>tpch_q6-SF-10-vectorised</text:p>
          </table:table-cell>
          <table:table-cell table:style-name="ce4" table:formula="of:=[.H65]/[.K65]" office:value-type="float" office:value="1.4450204638472" calcext:value-type="float">
            <text:p>1.445</text:p>
          </table:table-cell>
          <table:table-cell table:style-name="ce4" table:formula="of:=[.I65]/[.K65]" office:value-type="float" office:value="0.168349249658936" calcext:value-type="float">
            <text:p>0.168</text:p>
          </table:table-cell>
          <table:table-cell table:style-name="ce4" table:formula="of:=[.J65]/[.K65]" office:value-type="float" office:value="0.162892223738063" calcext:value-type="float">
            <text:p>0.163</text:p>
          </table:table-cell>
          <table:table-cell table:style-name="ce4"/>
          <table:table-cell table:style-name="ce4" table:formula="of:=[.L65]/[.K65]" office:value-type="float" office:value="0.333151432469304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4]; &quot;-SF-&quot;; [.C104]; &quot;-&quot;; [.D104])" office:value-type="string" office:string-value="tpch_q10-SF-1-non-vectorised" calcext:value-type="string">
            <text:p>tpch_q10-SF-1-non-vectorised</text:p>
          </table:table-cell>
          <table:table-cell table:style-name="ce4" table:formula="of:=[.H66]/[.K66]" office:value-type="float" office:value="1.02919573999266" calcext:value-type="float">
            <text:p>1.029</text:p>
          </table:table-cell>
          <table:table-cell table:style-name="ce4" table:formula="of:=[.I66]/[.K66]" office:value-type="float" office:value="0.132023503488799" calcext:value-type="float">
            <text:p>0.132</text:p>
          </table:table-cell>
          <table:table-cell table:style-name="ce4" table:formula="of:=[.J66]/[.K66]" office:value-type="float" office:value="0.206206390011017" calcext:value-type="float">
            <text:p>0.206</text:p>
          </table:table-cell>
          <table:table-cell table:style-name="ce4"/>
          <table:table-cell table:style-name="ce4" table:formula="of:=[.L66]/[.K66]" office:value-type="float" office:value="0.221814175541681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5]; &quot;-SF-&quot;; [.C105]; &quot;-&quot;; [.D105])" office:value-type="string" office:string-value="tpch_q10-SF-1-vectorised" calcext:value-type="string">
            <text:p>tpch_q10-SF-1-vectorised</text:p>
          </table:table-cell>
          <table:table-cell table:style-name="ce4" table:formula="of:=[.H67]/[.K67]" office:value-type="float" office:value="1.00197274031564" calcext:value-type="float">
            <text:p>1.002</text:p>
          </table:table-cell>
          <table:table-cell table:style-name="ce4" table:formula="of:=[.I67]/[.K67]" office:value-type="float" office:value="0.129304160688666" calcext:value-type="float">
            <text:p>0.129</text:p>
          </table:table-cell>
          <table:table-cell table:style-name="ce4" table:formula="of:=[.J67]/[.K67]" office:value-type="float" office:value="0.222022955523673" calcext:value-type="float">
            <text:p>0.222</text:p>
          </table:table-cell>
          <table:table-cell table:style-name="ce4"/>
          <table:table-cell table:style-name="ce4" table:formula="of:=[.L67]/[.K67]" office:value-type="float" office:value="0.212517934002869" calcext:value-type="float">
            <text:p>0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6]; &quot;-SF-&quot;; [.C106]; &quot;-&quot;; [.D106])" office:value-type="string" office:string-value="tpch_q10-SF-10-non-vectorised" calcext:value-type="string">
            <text:p>tpch_q10-SF-10-non-vectorised</text:p>
          </table:table-cell>
          <table:table-cell table:style-name="ce4" table:formula="of:=[.H68]/[.K68]" office:value-type="float" office:value="0.0983717172434611" calcext:value-type="float">
            <text:p>0.098</text:p>
          </table:table-cell>
          <table:table-cell table:style-name="ce4" table:formula="of:=[.I68]/[.K68]" office:value-type="float" office:value="0.0130333647033755" calcext:value-type="float">
            <text:p>0.013</text:p>
          </table:table-cell>
          <table:table-cell table:style-name="ce4" table:formula="of:=[.J68]/[.K68]" office:value-type="float" office:value="0.0200117193742564" calcext:value-type="float">
            <text:p>0.020</text:p>
          </table:table-cell>
          <table:table-cell table:style-name="ce4"/>
          <table:table-cell table:style-name="ce4" table:formula="of:=[.L68]/[.K68]" office:value-type="float" office:value="0.0421187208125433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formula="of:=COM.MICROSOFT.CONCAT([.A107]; &quot;-SF-&quot;; [.C107]; &quot;-&quot;; [.D107])" office:value-type="string" office:string-value="tpch_q10-SF-10-vectorised" calcext:value-type="string">
            <text:p>tpch_q10-SF-10-vectorised</text:p>
          </table:table-cell>
          <table:table-cell table:style-name="ce4" table:formula="of:=[.H69]/[.K69]" office:value-type="float" office:value="0.109527856281745" calcext:value-type="float">
            <text:p>0.110</text:p>
          </table:table-cell>
          <table:table-cell table:style-name="ce4" table:formula="of:=[.I69]/[.K69]" office:value-type="float" office:value="0.0145655052471393" calcext:value-type="float">
            <text:p>0.015</text:p>
          </table:table-cell>
          <table:table-cell table:style-name="ce4" table:formula="of:=[.J69]/[.K69]" office:value-type="float" office:value="0.0247435720073519" calcext:value-type="float">
            <text:p>0.025</text:p>
          </table:table-cell>
          <table:table-cell table:style-name="ce4"/>
          <table:table-cell table:style-name="ce4" table:formula="of:=[.L69]/[.K69]" office:value-type="float" office:value="0.030040119369948" calcext:value-type="float">
            <text:p>0.0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15:46.062756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8T15:16:35.067458504</dc:date>
    <meta:editing-duration>PT1H53M1S</meta:editing-duration>
    <meta:editing-cycles>12</meta:editing-cycles>
    <meta:generator>LibreOffice/7.6.1.2$Linux_X86_64 LibreOffice_project/60$Build-2</meta:generator>
    <meta:document-statistic meta:table-count="1" meta:cell-count="1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192cm" style:legend-expansion="high" chart:style-name="ch3"/>
        <chart:plot-area chart:style-name="ch4" table:cell-range-address="main_method_benchmark_R440.G2:main_method_benchmark_R440.L69 main_method_benchmark_R440.H1:main_method_benchmark_R440.L1" chart:data-source-has-labels="both" svg:x="1.076cm" svg:y="1.993cm" svg:width="47.735cm" svg:height="24.442cm">
          <chart:coordinate-region svg:x="4.853cm" svg:y="2.192cm" svg:width="43.958cm" svg:height="18.324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K2:main_method_benchmark_R440.K69" chart:label-cell-address="main_method_benchmark_R440.K1:main_method_benchmark_R440.K1" chart:class="chart:bar">
            <chart:data-point chart:repeated="68"/>
          </chart:series>
          <chart:series chart:style-name="ch12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Execution-Time</text:p>
                <draw:g>
                  <svg:desc>main_method_benchmark_R440.K1:main_method_benchmark_R440.K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481.4">
                <text:p>481.4</text:p>
                <draw:g>
                  <svg:desc>main_method_benchmark_R440.H2:main_method_benchmark_R440.H69</svg:desc>
                </draw:g>
              </table:table-cell>
              <table:table-cell office:value-type="float" office:value="60.9">
                <text:p>60.9</text:p>
                <draw:g>
                  <svg:desc>main_method_benchmark_R440.I2:main_method_benchmark_R440.I69</svg:desc>
                </draw:g>
              </table:table-cell>
              <table:table-cell office:value-type="float" office:value="37.7">
                <text:p>37.7</text:p>
                <draw:g>
                  <svg:desc>main_method_benchmark_R440.J2:main_method_benchmark_R440.J69</svg:desc>
                </draw:g>
              </table:table-cell>
              <table:table-cell office:value-type="float" office:value="103.7">
                <text:p>103.7</text:p>
                <draw:g>
                  <svg:desc>main_method_benchmark_R440.K2:main_method_benchmark_R440.K69</svg:desc>
                </draw:g>
              </table:table-cell>
              <table:table-cell office:value-type="float" office:value="108.2">
                <text:p>108.2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479.1">
                <text:p>479.1</text:p>
              </table:table-cell>
              <table:table-cell office:value-type="float" office:value="60.4">
                <text:p>60.4</text:p>
              </table:table-cell>
              <table:table-cell office:value-type="float" office:value="37.6">
                <text:p>37.6</text:p>
              </table:table-cell>
              <table:table-cell office:value-type="float" office:value="128.9">
                <text:p>128.9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479.6">
                <text:p>479.6</text:p>
              </table:table-cell>
              <table:table-cell office:value-type="float" office:value="63.9">
                <text:p>63.9</text:p>
              </table:table-cell>
              <table:table-cell office:value-type="float" office:value="36.9">
                <text:p>36.9</text:p>
              </table:table-cell>
              <table:table-cell office:value-type="float" office:value="542.7">
                <text:p>542.7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480.3">
                <text:p>480.3</text:p>
              </table:table-cell>
              <table:table-cell office:value-type="float" office:value="64.9">
                <text:p>64.9</text:p>
              </table:table-cell>
              <table:table-cell office:value-type="float" office:value="37.3">
                <text:p>37.3</text:p>
              </table:table-cell>
              <table:table-cell office:value-type="float" office:value="562.4">
                <text:p>562.4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481.9">
                <text:p>481.9</text:p>
              </table:table-cell>
              <table:table-cell office:value-type="float" office:value="67.1">
                <text:p>67.1</text:p>
              </table:table-cell>
              <table:table-cell office:value-type="float" office:value="37">
                <text:p>37</text:p>
              </table:table-cell>
              <table:table-cell office:value-type="float" office:value="983.5">
                <text:p>983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476">
                <text:p>476</text:p>
              </table:table-cell>
              <table:table-cell office:value-type="float" office:value="66.6">
                <text:p>66.6</text:p>
              </table:table-cell>
              <table:table-cell office:value-type="float" office:value="37.1">
                <text:p>37.1</text:p>
              </table:table-cell>
              <table:table-cell office:value-type="float" office:value="1001.6">
                <text:p>1001.6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484.9">
                <text:p>484.9</text:p>
              </table:table-cell>
              <table:table-cell office:value-type="float" office:value="61.1">
                <text:p>61.1</text:p>
              </table:table-cell>
              <table:table-cell office:value-type="float" office:value="37.7">
                <text:p>37.7</text:p>
              </table:table-cell>
              <table:table-cell office:value-type="float" office:value="98.9">
                <text:p>98.9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482.2">
                <text:p>482.2</text:p>
              </table:table-cell>
              <table:table-cell office:value-type="float" office:value="60.9">
                <text:p>60.9</text:p>
              </table:table-cell>
              <table:table-cell office:value-type="float" office:value="37.8">
                <text:p>37.8</text:p>
              </table:table-cell>
              <table:table-cell office:value-type="float" office:value="131">
                <text:p>131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491.8">
                <text:p>491.8</text:p>
              </table:table-cell>
              <table:table-cell office:value-type="float" office:value="65.6">
                <text:p>65.6</text:p>
              </table:table-cell>
              <table:table-cell office:value-type="float" office:value="37.5">
                <text:p>37.5</text:p>
              </table:table-cell>
              <table:table-cell office:value-type="float" office:value="664.2">
                <text:p>664.2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489.5">
                <text:p>489.5</text:p>
              </table:table-cell>
              <table:table-cell office:value-type="float" office:value="65.2">
                <text:p>65.2</text:p>
              </table:table-cell>
              <table:table-cell office:value-type="float" office:value="37.8">
                <text:p>37.8</text:p>
              </table:table-cell>
              <table:table-cell office:value-type="float" office:value="591.2">
                <text:p>591.2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66.5">
                <text:p>66.5</text:p>
              </table:table-cell>
              <table:table-cell office:value-type="float" office:value="36.7">
                <text:p>36.7</text:p>
              </table:table-cell>
              <table:table-cell office:value-type="float" office:value="1340.1">
                <text:p>1340.1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482.3">
                <text:p>482.3</text:p>
              </table:table-cell>
              <table:table-cell office:value-type="float" office:value="67.9">
                <text:p>67.9</text:p>
              </table:table-cell>
              <table:table-cell office:value-type="float" office:value="37.3">
                <text:p>37.3</text:p>
              </table:table-cell>
              <table:table-cell office:value-type="float" office:value="1095.1">
                <text:p>1095.1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483.1">
                <text:p>483.1</text:p>
              </table:table-cell>
              <table:table-cell office:value-type="float" office:value="61.2">
                <text:p>61.2</text:p>
              </table:table-cell>
              <table:table-cell office:value-type="float" office:value="37.5">
                <text:p>37.5</text:p>
              </table:table-cell>
              <table:table-cell office:value-type="float" office:value="116.3">
                <text:p>116.3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488.2">
                <text:p>488.2</text:p>
              </table:table-cell>
              <table:table-cell office:value-type="float" office:value="61.3">
                <text:p>61.3</text:p>
              </table:table-cell>
              <table:table-cell office:value-type="float" office:value="37.9">
                <text:p>37.9</text:p>
              </table:table-cell>
              <table:table-cell office:value-type="float" office:value="146.4">
                <text:p>146.4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480.7">
                <text:p>480.7</text:p>
              </table:table-cell>
              <table:table-cell office:value-type="float" office:value="65.1">
                <text:p>65.1</text:p>
              </table:table-cell>
              <table:table-cell office:value-type="float" office:value="37.1">
                <text:p>37.1</text:p>
              </table:table-cell>
              <table:table-cell office:value-type="float" office:value="867.1">
                <text:p>867.1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480.9">
                <text:p>480.9</text:p>
              </table:table-cell>
              <table:table-cell office:value-type="float" office:value="64.5">
                <text:p>64.5</text:p>
              </table:table-cell>
              <table:table-cell office:value-type="float" office:value="37.5">
                <text:p>37.5</text:p>
              </table:table-cell>
              <table:table-cell office:value-type="float" office:value="885.4">
                <text:p>885.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477.7">
                <text:p>477.7</text:p>
              </table:table-cell>
              <table:table-cell office:value-type="float" office:value="66.6">
                <text:p>66.6</text:p>
              </table:table-cell>
              <table:table-cell office:value-type="float" office:value="36.8">
                <text:p>36.8</text:p>
              </table:table-cell>
              <table:table-cell office:value-type="float" office:value="1621.9">
                <text:p>1621.9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67.9">
                <text:p>67.9</text:p>
              </table:table-cell>
              <table:table-cell office:value-type="float" office:value="37.3">
                <text:p>37.3</text:p>
              </table:table-cell>
              <table:table-cell office:value-type="float" office:value="1699.8">
                <text:p>1699.8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62.6">
                <text:p>62.6</text:p>
              </table:table-cell>
              <table:table-cell office:value-type="float" office:value="50.2">
                <text:p>50.2</text:p>
              </table:table-cell>
              <table:table-cell office:value-type="float" office:value="200">
                <text:p>200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477.3">
                <text:p>477.3</text:p>
              </table:table-cell>
              <table:table-cell office:value-type="float" office:value="62.9">
                <text:p>62.9</text:p>
              </table:table-cell>
              <table:table-cell office:value-type="float" office:value="53">
                <text:p>53</text:p>
              </table:table-cell>
              <table:table-cell office:value-type="float" office:value="212.2">
                <text:p>212.2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488.5">
                <text:p>488.5</text:p>
              </table:table-cell>
              <table:table-cell office:value-type="float" office:value="67">
                <text:p>67</text:p>
              </table:table-cell>
              <table:table-cell office:value-type="float" office:value="50.8">
                <text:p>50.8</text:p>
              </table:table-cell>
              <table:table-cell office:value-type="float" office:value="1634.7">
                <text:p>1634.7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484.2">
                <text:p>484.2</text:p>
              </table:table-cell>
              <table:table-cell office:value-type="float" office:value="67.7">
                <text:p>67.7</text:p>
              </table:table-cell>
              <table:table-cell office:value-type="float" office:value="53.4">
                <text:p>53.4</text:p>
              </table:table-cell>
              <table:table-cell office:value-type="float" office:value="1712.2">
                <text:p>1712.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9.7">
                <text:p>69.7</text:p>
              </table:table-cell>
              <table:table-cell office:value-type="float" office:value="50.8">
                <text:p>50.8</text:p>
              </table:table-cell>
              <table:table-cell office:value-type="float" office:value="3561.4">
                <text:p>3561.4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486.3">
                <text:p>486.3</text:p>
              </table:table-cell>
              <table:table-cell office:value-type="float" office:value="71.1">
                <text:p>71.1</text:p>
              </table:table-cell>
              <table:table-cell office:value-type="float" office:value="53.6">
                <text:p>53.6</text:p>
              </table:table-cell>
              <table:table-cell office:value-type="float" office:value="3371.4">
                <text:p>3371.4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63.2">
                <text:p>63.2</text:p>
              </table:table-cell>
              <table:table-cell office:value-type="float" office:value="50.7">
                <text:p>50.7</text:p>
              </table:table-cell>
              <table:table-cell office:value-type="float" office:value="407">
                <text:p>407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478.2">
                <text:p>478.2</text:p>
              </table:table-cell>
              <table:table-cell office:value-type="float" office:value="63.1">
                <text:p>63.1</text:p>
              </table:table-cell>
              <table:table-cell office:value-type="float" office:value="53.2">
                <text:p>53.2</text:p>
              </table:table-cell>
              <table:table-cell office:value-type="float" office:value="467.3">
                <text:p>467.3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487.7">
                <text:p>487.7</text:p>
              </table:table-cell>
              <table:table-cell office:value-type="float" office:value="68.3">
                <text:p>68.3</text:p>
              </table:table-cell>
              <table:table-cell office:value-type="float" office:value="51.6">
                <text:p>51.6</text:p>
              </table:table-cell>
              <table:table-cell office:value-type="float" office:value="3624.8">
                <text:p>3624.8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477.6">
                <text:p>477.6</text:p>
              </table:table-cell>
              <table:table-cell office:value-type="float" office:value="66.6">
                <text:p>66.6</text:p>
              </table:table-cell>
              <table:table-cell office:value-type="float" office:value="53">
                <text:p>53</text:p>
              </table:table-cell>
              <table:table-cell office:value-type="float" office:value="4179.4">
                <text:p>4179.4</text:p>
              </table:table-cell>
              <table:table-cell office:value-type="float" office:value="99.2000000000007">
                <text:p>99.2000000000007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480.6">
                <text:p>480.6</text:p>
              </table:table-cell>
              <table:table-cell office:value-type="float" office:value="69.9">
                <text:p>69.9</text:p>
              </table:table-cell>
              <table:table-cell office:value-type="float" office:value="50.8">
                <text:p>50.8</text:p>
              </table:table-cell>
              <table:table-cell office:value-type="float" office:value="9045.2">
                <text:p>9045.2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483.9">
                <text:p>483.9</text:p>
              </table:table-cell>
              <table:table-cell office:value-type="float" office:value="70.5">
                <text:p>70.5</text:p>
              </table:table-cell>
              <table:table-cell office:value-type="float" office:value="52.8">
                <text:p>52.8</text:p>
              </table:table-cell>
              <table:table-cell office:value-type="float" office:value="9811">
                <text:p>9811</text:p>
              </table:table-cell>
              <table:table-cell office:value-type="float" office:value="100.799999999999">
                <text:p>100.799999999999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480.4">
                <text:p>480.4</text:p>
              </table:table-cell>
              <table:table-cell office:value-type="float" office:value="64.5">
                <text:p>64.5</text:p>
              </table:table-cell>
              <table:table-cell office:value-type="float" office:value="51.2">
                <text:p>51.2</text:p>
              </table:table-cell>
              <table:table-cell office:value-type="float" office:value="707">
                <text:p>707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481">
                <text:p>481</text:p>
              </table:table-cell>
              <table:table-cell office:value-type="float" office:value="63">
                <text:p>63</text:p>
              </table:table-cell>
              <table:table-cell office:value-type="float" office:value="52.9">
                <text:p>52.9</text:p>
              </table:table-cell>
              <table:table-cell office:value-type="float" office:value="713.4">
                <text:p>713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488.4">
                <text:p>488.4</text:p>
              </table:table-cell>
              <table:table-cell office:value-type="float" office:value="69">
                <text:p>69</text:p>
              </table:table-cell>
              <table:table-cell office:value-type="float" office:value="50.9">
                <text:p>50.9</text:p>
              </table:table-cell>
              <table:table-cell office:value-type="float" office:value="6913.3">
                <text:p>6913.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9.1">
                <text:p>69.1</text:p>
              </table:table-cell>
              <table:table-cell office:value-type="float" office:value="53.5">
                <text:p>53.5</text:p>
              </table:table-cell>
              <table:table-cell office:value-type="float" office:value="6753.1">
                <text:p>6753.1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481.8">
                <text:p>481.8</text:p>
              </table:table-cell>
              <table:table-cell office:value-type="float" office:value="70.4">
                <text:p>70.4</text:p>
              </table:table-cell>
              <table:table-cell office:value-type="float" office:value="50.5">
                <text:p>50.5</text:p>
              </table:table-cell>
              <table:table-cell office:value-type="float" office:value="14037.8">
                <text:p>14037.8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478.9">
                <text:p>478.9</text:p>
              </table:table-cell>
              <table:table-cell office:value-type="float" office:value="69.7">
                <text:p>69.7</text:p>
              </table:table-cell>
              <table:table-cell office:value-type="float" office:value="53.1">
                <text:p>53.1</text:p>
              </table:table-cell>
              <table:table-cell office:value-type="float" office:value="13367.7">
                <text:p>13367.7</text:p>
              </table:table-cell>
              <table:table-cell office:value-type="float" office:value="102.099999999999">
                <text:p>102.099999999999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483.3">
                <text:p>483.3</text:p>
              </table:table-cell>
              <table:table-cell office:value-type="float" office:value="64">
                <text:p>64</text:p>
              </table:table-cell>
              <table:table-cell office:value-type="float" office:value="50.5">
                <text:p>50.5</text:p>
              </table:table-cell>
              <table:table-cell office:value-type="float" office:value="1025">
                <text:p>1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3.5">
                <text:p>63.5</text:p>
              </table:table-cell>
              <table:table-cell office:value-type="float" office:value="53.3">
                <text:p>53.3</text:p>
              </table:table-cell>
              <table:table-cell office:value-type="float" office:value="1119.8">
                <text:p>1119.8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490.4">
                <text:p>490.4</text:p>
              </table:table-cell>
              <table:table-cell office:value-type="float" office:value="68.2">
                <text:p>68.2</text:p>
              </table:table-cell>
              <table:table-cell office:value-type="float" office:value="51.4">
                <text:p>51.4</text:p>
              </table:table-cell>
              <table:table-cell office:value-type="float" office:value="9212.2">
                <text:p>9212.2</text:p>
              </table:table-cell>
              <table:table-cell office:value-type="float" office:value="100.599999999999">
                <text:p>100.599999999999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476.1">
                <text:p>476.1</text:p>
              </table:table-cell>
              <table:table-cell office:value-type="float" office:value="66.3">
                <text:p>66.3</text:p>
              </table:table-cell>
              <table:table-cell office:value-type="float" office:value="53">
                <text:p>53</text:p>
              </table:table-cell>
              <table:table-cell office:value-type="float" office:value="9661.7">
                <text:p>9661.7</text:p>
              </table:table-cell>
              <table:table-cell office:value-type="float" office:value="99.7999999999993">
                <text:p>99.7999999999993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8364.9">
                <text:p>18364.9</text:p>
              </table:table-cell>
              <table:table-cell office:value-type="float" office:value="101.399999999998">
                <text:p>101.399999999998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479.2">
                <text:p>479.2</text:p>
              </table:table-cell>
              <table:table-cell office:value-type="float" office:value="69.7">
                <text:p>69.7</text:p>
              </table:table-cell>
              <table:table-cell office:value-type="float" office:value="53">
                <text:p>53</text:p>
              </table:table-cell>
              <table:table-cell office:value-type="float" office:value="19019.6">
                <text:p>19019.6</text:p>
              </table:table-cell>
              <table:table-cell office:value-type="float" office:value="100.900000000001">
                <text:p>100.900000000001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482.9">
                <text:p>482.9</text:p>
              </table:table-cell>
              <table:table-cell office:value-type="float" office:value="63.9">
                <text:p>63.9</text:p>
              </table:table-cell>
              <table:table-cell office:value-type="float" office:value="50.4">
                <text:p>50.4</text:p>
              </table:table-cell>
              <table:table-cell office:value-type="float" office:value="2659.2">
                <text:p>2659.2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475.2">
                <text:p>475.2</text:p>
              </table:table-cell>
              <table:table-cell office:value-type="float" office:value="62.5">
                <text:p>62.5</text:p>
              </table:table-cell>
              <table:table-cell office:value-type="float" office:value="52.5">
                <text:p>52.5</text:p>
              </table:table-cell>
              <table:table-cell office:value-type="float" office:value="2795.3">
                <text:p>2795.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487.8">
                <text:p>487.8</text:p>
              </table:table-cell>
              <table:table-cell office:value-type="float" office:value="67.9">
                <text:p>67.9</text:p>
              </table:table-cell>
              <table:table-cell office:value-type="float" office:value="50.9">
                <text:p>50.9</text:p>
              </table:table-cell>
              <table:table-cell office:value-type="float" office:value="25470.8">
                <text:p>25470.8</text:p>
              </table:table-cell>
              <table:table-cell office:value-type="float" office:value="107.800000000003">
                <text:p>107.800000000003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66.9">
                <text:p>66.9</text:p>
              </table:table-cell>
              <table:table-cell office:value-type="float" office:value="53.2">
                <text:p>53.2</text:p>
              </table:table-cell>
              <table:table-cell office:value-type="float" office:value="27355.3">
                <text:p>27355.3</text:p>
              </table:table-cell>
              <table:table-cell office:value-type="float" office:value="116.800000000003">
                <text:p>116.800000000003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479.4">
                <text:p>479.4</text:p>
              </table:table-cell>
              <table:table-cell office:value-type="float" office:value="69.7">
                <text:p>69.7</text:p>
              </table:table-cell>
              <table:table-cell office:value-type="float" office:value="50.8">
                <text:p>50.8</text:p>
              </table:table-cell>
              <table:table-cell office:value-type="float" office:value="50535.6">
                <text:p>50535.6</text:p>
              </table:table-cell>
              <table:table-cell office:value-type="float" office:value="111.199999999997">
                <text:p>111.199999999997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69.3">
                <text:p>69.3</text:p>
              </table:table-cell>
              <table:table-cell office:value-type="float" office:value="52.9">
                <text:p>52.9</text:p>
              </table:table-cell>
              <table:table-cell office:value-type="float" office:value="54846.6">
                <text:p>54846.6</text:p>
              </table:table-cell>
              <table:table-cell office:value-type="float" office:value="122.900000000001">
                <text:p>122.900000000001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482.1">
                <text:p>482.1</text:p>
              </table:table-cell>
              <table:table-cell office:value-type="float" office:value="64.7">
                <text:p>64.7</text:p>
              </table:table-cell>
              <table:table-cell office:value-type="float" office:value="60.3">
                <text:p>60.3</text:p>
              </table:table-cell>
              <table:table-cell office:value-type="float" office:value="1991">
                <text:p>1991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471">
                <text:p>471</text:p>
              </table:table-cell>
              <table:table-cell office:value-type="float" office:value="62.9">
                <text:p>62.9</text:p>
              </table:table-cell>
              <table:table-cell office:value-type="float" office:value="62.2">
                <text:p>62.2</text:p>
              </table:table-cell>
              <table:table-cell office:value-type="float" office:value="1692">
                <text:p>169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483.4">
                <text:p>483.4</text:p>
              </table:table-cell>
              <table:table-cell office:value-type="float" office:value="68.1">
                <text:p>68.1</text:p>
              </table:table-cell>
              <table:table-cell office:value-type="float" office:value="61.4">
                <text:p>61.4</text:p>
              </table:table-cell>
              <table:table-cell office:value-type="float" office:value="26108.6">
                <text:p>26108.6</text:p>
              </table:table-cell>
              <table:table-cell office:value-type="float" office:value="206.799999999999">
                <text:p>206.799999999999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473.6">
                <text:p>473.6</text:p>
              </table:table-cell>
              <table:table-cell office:value-type="float" office:value="65.6">
                <text:p>65.6</text:p>
              </table:table-cell>
              <table:table-cell office:value-type="float" office:value="63.9">
                <text:p>63.9</text:p>
              </table:table-cell>
              <table:table-cell office:value-type="float" office:value="22901.9">
                <text:p>22901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535.2">
                <text:p>535.2</text:p>
              </table:table-cell>
              <table:table-cell office:value-type="float" office:value="65">
                <text:p>65</text:p>
              </table:table-cell>
              <table:table-cell office:value-type="float" office:value="59.6">
                <text:p>59.6</text:p>
              </table:table-cell>
              <table:table-cell office:value-type="float" office:value="273.5">
                <text:p>273.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4.2">
                <text:p>534.2</text:p>
              </table:table-cell>
              <table:table-cell office:value-type="float" office:value="66">
                <text:p>66</text:p>
              </table:table-cell>
              <table:table-cell office:value-type="float" office:value="79.4">
                <text:p>79.4</text:p>
              </table:table-cell>
              <table:table-cell office:value-type="float" office:value="395.5">
                <text:p>395.5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1.3">
                <text:p>531.3</text:p>
              </table:table-cell>
              <table:table-cell office:value-type="float" office:value="66.3">
                <text:p>66.3</text:p>
              </table:table-cell>
              <table:table-cell office:value-type="float" office:value="57.7">
                <text:p>57.7</text:p>
              </table:table-cell>
              <table:table-cell office:value-type="float" office:value="2100">
                <text:p>2100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5.4">
                <text:p>525.4</text:p>
              </table:table-cell>
              <table:table-cell office:value-type="float" office:value="65.5">
                <text:p>65.5</text:p>
              </table:table-cell>
              <table:table-cell office:value-type="float" office:value="77.7">
                <text:p>77.7</text:p>
              </table:table-cell>
              <table:table-cell office:value-type="float" office:value="2956.6">
                <text:p>2956.6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5">
                <text:p>630.5</text:p>
              </table:table-cell>
              <table:table-cell office:value-type="float" office:value="65.8">
                <text:p>65.8</text:p>
              </table:table-cell>
              <table:table-cell office:value-type="float" office:value="43.3">
                <text:p>43.3</text:p>
              </table:table-cell>
              <table:table-cell office:value-type="float" office:value="209.2">
                <text:p>209.2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8.6">
                <text:p>638.6</text:p>
              </table:table-cell>
              <table:table-cell office:value-type="float" office:value="67.6">
                <text:p>67.6</text:p>
              </table:table-cell>
              <table:table-cell office:value-type="float" office:value="54.6">
                <text:p>54.6</text:p>
              </table:table-cell>
              <table:table-cell office:value-type="float" office:value="285.7">
                <text:p>285.7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29.8">
                <text:p>629.8</text:p>
              </table:table-cell>
              <table:table-cell office:value-type="float" office:value="67.9">
                <text:p>67.9</text:p>
              </table:table-cell>
              <table:table-cell office:value-type="float" office:value="44.7">
                <text:p>44.7</text:p>
              </table:table-cell>
              <table:table-cell office:value-type="float" office:value="2022.3">
                <text:p>2022.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33.1">
                <text:p>633.1</text:p>
              </table:table-cell>
              <table:table-cell office:value-type="float" office:value="69.2">
                <text:p>69.2</text:p>
              </table:table-cell>
              <table:table-cell office:value-type="float" office:value="52.3">
                <text:p>52.3</text:p>
              </table:table-cell>
              <table:table-cell office:value-type="float" office:value="2004.2">
                <text:p>2004.2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7.7">
                <text:p>537.7</text:p>
              </table:table-cell>
              <table:table-cell office:value-type="float" office:value="61">
                <text:p>61</text:p>
              </table:table-cell>
              <table:table-cell office:value-type="float" office:value="41.4">
                <text:p>41.4</text:p>
              </table:table-cell>
              <table:table-cell office:value-type="float" office:value="92.5">
                <text:p>92.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27.3">
                <text:p>527.3</text:p>
              </table:table-cell>
              <table:table-cell office:value-type="float" office:value="60.3">
                <text:p>60.3</text:p>
              </table:table-cell>
              <table:table-cell office:value-type="float" office:value="59.3">
                <text:p>59.3</text:p>
              </table:table-cell>
              <table:table-cell office:value-type="float" office:value="85">
                <text:p>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25">
                <text:p>525</text:p>
              </table:table-cell>
              <table:table-cell office:value-type="float" office:value="60.4">
                <text:p>60.4</text:p>
              </table:table-cell>
              <table:table-cell office:value-type="float" office:value="40.2">
                <text:p>40.2</text:p>
              </table:table-cell>
              <table:table-cell office:value-type="float" office:value="379.5">
                <text:p>379.5</text:p>
              </table:table-cell>
              <table:table-cell office:value-type="float" office:value="123.6">
                <text:p>123.6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9.6">
                <text:p>529.6</text:p>
              </table:table-cell>
              <table:table-cell office:value-type="float" office:value="61.7">
                <text:p>61.7</text:p>
              </table:table-cell>
              <table:table-cell office:value-type="float" office:value="59.7">
                <text:p>59.7</text:p>
              </table:table-cell>
              <table:table-cell office:value-type="float" office:value="366.5">
                <text:p>366.5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60.5">
                <text:p>560.5</text:p>
              </table:table-cell>
              <table:table-cell office:value-type="float" office:value="71.9">
                <text:p>71.9</text:p>
              </table:table-cell>
              <table:table-cell office:value-type="float" office:value="112.3">
                <text:p>112.3</text:p>
              </table:table-cell>
              <table:table-cell office:value-type="float" office:value="544.6">
                <text:p>544.6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8.7">
                <text:p>558.7</text:p>
              </table:table-cell>
              <table:table-cell office:value-type="float" office:value="72.1">
                <text:p>72.1</text:p>
              </table:table-cell>
              <table:table-cell office:value-type="float" office:value="123.8">
                <text:p>123.8</text:p>
              </table:table-cell>
              <table:table-cell office:value-type="float" office:value="557.6">
                <text:p>557.6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">
                <text:p>554</text:p>
              </table:table-cell>
              <table:table-cell office:value-type="float" office:value="73.4">
                <text:p>73.4</text:p>
              </table:table-cell>
              <table:table-cell office:value-type="float" office:value="112.7">
                <text:p>112.7</text:p>
              </table:table-cell>
              <table:table-cell office:value-type="float" office:value="5631.7">
                <text:p>5631.7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4.2">
                <text:p>554.2</text:p>
              </table:table-cell>
              <table:table-cell office:value-type="float" office:value="73.7">
                <text:p>73.7</text:p>
              </table:table-cell>
              <table:table-cell office:value-type="float" office:value="125.2">
                <text:p>125.2</text:p>
              </table:table-cell>
              <table:table-cell office:value-type="float" office:value="5059.9">
                <text:p>5059.9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843cm" svg:height="26.974cm" xlink:href=".." xlink:type="simple" chart:class="chart:bar" chart:style-name="ch1">
        <chart:title svg:x="21.136cm" svg:y="0.675cm" chart:style-name="ch2">
          <text:p>Running-time divide of several AethraDB stages Dell XPS</text:p>
        </chart:title>
        <chart:legend chart:legend-position="end" svg:x="49.887cm" svg:y="12.441cm" style:legend-expansion="high" chart:style-name="ch3"/>
        <chart:plot-area chart:style-name="ch4" table:cell-range-address="main_method_benchmark_R440.G2:main_method_benchmark_R440.J69 main_method_benchmark_R440.H1:main_method_benchmark_R440.J1 main_method_benchmark_R440.L1:main_method_benchmark_R440.L69" chart:data-source-has-labels="both" svg:x="1.076cm" svg:y="1.993cm" svg:width="47.735cm" svg:height="24.442cm">
          <chart:coordinate-region svg:x="4.853cm" svg:y="2.193cm" svg:width="43.958cm" svg:height="18.323cm"/>
          <chart:axis chart:dimension="x" chart:name="primary-x" chart:style-name="ch5" chartooo:axis-type="auto">
            <chartooo:date-scale/>
            <chart:categories table:cell-range-address="main_method_benchmark_R440.G2:main_method_benchmark_R440.G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in_method_benchmark_R440.H2:main_method_benchmark_R440.H69" chart:label-cell-address="main_method_benchmark_R440.H1:main_method_benchmark_R440.H1" chart:class="chart:bar">
            <chart:data-point chart:repeated="68"/>
          </chart:series>
          <chart:series chart:style-name="ch9" chart:values-cell-range-address="main_method_benchmark_R440.I2:main_method_benchmark_R440.I69" chart:label-cell-address="main_method_benchmark_R440.I1:main_method_benchmark_R440.I1" chart:class="chart:bar">
            <chart:data-point chart:repeated="68"/>
          </chart:series>
          <chart:series chart:style-name="ch10" chart:values-cell-range-address="main_method_benchmark_R440.J2:main_method_benchmark_R440.J69" chart:label-cell-address="main_method_benchmark_R440.J1:main_method_benchmark_R440.J1" chart:class="chart:bar">
            <chart:data-point chart:repeated="68"/>
          </chart:series>
          <chart:series chart:style-name="ch11" chart:values-cell-range-address="main_method_benchmark_R440.L2:main_method_benchmark_R440.L69" chart:label-cell-address="main_method_benchmark_R440.L1:main_method_benchmark_R440.L1" chart:class="chart:ba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R440.H1:main_method_benchmark_R440.H1</svg:desc>
                </draw:g>
              </table:table-cell>
              <table:table-cell office:value-type="string">
                <text:p>Codegen-Time</text:p>
                <draw:g>
                  <svg:desc>main_method_benchmark_R440.I1:main_method_benchmark_R440.I1</svg:desc>
                </draw:g>
              </table:table-cell>
              <table:table-cell office:value-type="string">
                <text:p>Compilation-Time</text:p>
                <draw:g>
                  <svg:desc>main_method_benchmark_R440.J1:main_method_benchmark_R440.J1</svg:desc>
                </draw:g>
              </table:table-cell>
              <table:table-cell office:value-type="string">
                <text:p>Remaining Overhead</text:p>
                <draw:g>
                  <svg:desc>main_method_benchmark_R440.L1:main_method_benchmark_R440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R440.G2:main_method_benchmark_R440.G69</svg:desc>
                </draw:g>
              </table:table-cell>
              <table:table-cell office:value-type="float" office:value="481.4">
                <text:p>481.4</text:p>
                <draw:g>
                  <svg:desc>main_method_benchmark_R440.H2:main_method_benchmark_R440.H69</svg:desc>
                </draw:g>
              </table:table-cell>
              <table:table-cell office:value-type="float" office:value="60.9">
                <text:p>60.9</text:p>
                <draw:g>
                  <svg:desc>main_method_benchmark_R440.I2:main_method_benchmark_R440.I69</svg:desc>
                </draw:g>
              </table:table-cell>
              <table:table-cell office:value-type="float" office:value="37.7">
                <text:p>37.7</text:p>
                <draw:g>
                  <svg:desc>main_method_benchmark_R440.J2:main_method_benchmark_R440.J69</svg:desc>
                </draw:g>
              </table:table-cell>
              <table:table-cell office:value-type="float" office:value="108.2">
                <text:p>108.2</text:p>
                <draw:g>
                  <svg:desc>main_method_benchmark_R440.L2:main_method_benchmark_R440.L69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479.1">
                <text:p>479.1</text:p>
              </table:table-cell>
              <table:table-cell office:value-type="float" office:value="60.4">
                <text:p>60.4</text:p>
              </table:table-cell>
              <table:table-cell office:value-type="float" office:value="37.6">
                <text:p>37.6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string">
                <text:p>filter_query_int_rest_1-SF-10-non-vectorised</text:p>
              </table:table-cell>
              <table:table-cell office:value-type="float" office:value="479.6">
                <text:p>479.6</text:p>
              </table:table-cell>
              <table:table-cell office:value-type="float" office:value="63.9">
                <text:p>63.9</text:p>
              </table:table-cell>
              <table:table-cell office:value-type="float" office:value="36.9">
                <text:p>36.9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480.3">
                <text:p>480.3</text:p>
              </table:table-cell>
              <table:table-cell office:value-type="float" office:value="64.9">
                <text:p>64.9</text:p>
              </table:table-cell>
              <table:table-cell office:value-type="float" office:value="37.3">
                <text:p>37.3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filter_query_int_rest_1-SF-20-non-vectorised</text:p>
              </table:table-cell>
              <table:table-cell office:value-type="float" office:value="481.9">
                <text:p>481.9</text:p>
              </table:table-cell>
              <table:table-cell office:value-type="float" office:value="67.1">
                <text:p>67.1</text:p>
              </table:table-cell>
              <table:table-cell office:value-type="float" office:value="37">
                <text:p>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filter_query_int_rest_1-SF-20-vectorised</text:p>
              </table:table-cell>
              <table:table-cell office:value-type="float" office:value="476">
                <text:p>476</text:p>
              </table:table-cell>
              <table:table-cell office:value-type="float" office:value="66.6">
                <text:p>66.6</text:p>
              </table:table-cell>
              <table:table-cell office:value-type="float" office:value="37.1">
                <text:p>37.1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484.9">
                <text:p>484.9</text:p>
              </table:table-cell>
              <table:table-cell office:value-type="float" office:value="61.1">
                <text:p>61.1</text:p>
              </table:table-cell>
              <table:table-cell office:value-type="float" office:value="37.7">
                <text:p>37.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482.2">
                <text:p>482.2</text:p>
              </table:table-cell>
              <table:table-cell office:value-type="float" office:value="60.9">
                <text:p>60.9</text:p>
              </table:table-cell>
              <table:table-cell office:value-type="float" office:value="37.8">
                <text:p>37.8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491.8">
                <text:p>491.8</text:p>
              </table:table-cell>
              <table:table-cell office:value-type="float" office:value="65.6">
                <text:p>65.6</text:p>
              </table:table-cell>
              <table:table-cell office:value-type="float" office:value="37.5">
                <text:p>37.5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489.5">
                <text:p>489.5</text:p>
              </table:table-cell>
              <table:table-cell office:value-type="float" office:value="65.2">
                <text:p>65.2</text:p>
              </table:table-cell>
              <table:table-cell office:value-type="float" office:value="37.8">
                <text:p>37.8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filter_query_int_rest_2-SF-20-non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66.5">
                <text:p>66.5</text:p>
              </table:table-cell>
              <table:table-cell office:value-type="float" office:value="36.7">
                <text:p>36.7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filter_query_int_rest_2-SF-20-vectorised</text:p>
              </table:table-cell>
              <table:table-cell office:value-type="float" office:value="482.3">
                <text:p>482.3</text:p>
              </table:table-cell>
              <table:table-cell office:value-type="float" office:value="67.9">
                <text:p>67.9</text:p>
              </table:table-cell>
              <table:table-cell office:value-type="float" office:value="37.3">
                <text:p>37.3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483.1">
                <text:p>483.1</text:p>
              </table:table-cell>
              <table:table-cell office:value-type="float" office:value="61.2">
                <text:p>61.2</text:p>
              </table:table-cell>
              <table:table-cell office:value-type="float" office:value="37.5">
                <text:p>37.5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488.2">
                <text:p>488.2</text:p>
              </table:table-cell>
              <table:table-cell office:value-type="float" office:value="61.3">
                <text:p>61.3</text:p>
              </table:table-cell>
              <table:table-cell office:value-type="float" office:value="37.9">
                <text:p>37.9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480.7">
                <text:p>480.7</text:p>
              </table:table-cell>
              <table:table-cell office:value-type="float" office:value="65.1">
                <text:p>65.1</text:p>
              </table:table-cell>
              <table:table-cell office:value-type="float" office:value="37.1">
                <text:p>37.1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480.9">
                <text:p>480.9</text:p>
              </table:table-cell>
              <table:table-cell office:value-type="float" office:value="64.5">
                <text:p>64.5</text:p>
              </table:table-cell>
              <table:table-cell office:value-type="float" office:value="37.5">
                <text:p>37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filter_query_int_rest_3-SF-20-non-vectorised</text:p>
              </table:table-cell>
              <table:table-cell office:value-type="float" office:value="477.7">
                <text:p>477.7</text:p>
              </table:table-cell>
              <table:table-cell office:value-type="float" office:value="66.6">
                <text:p>66.6</text:p>
              </table:table-cell>
              <table:table-cell office:value-type="float" office:value="36.8">
                <text:p>36.8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filter_query_int_rest_3-SF-20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67.9">
                <text:p>67.9</text:p>
              </table:table-cell>
              <table:table-cell office:value-type="float" office:value="37.3">
                <text:p>37.3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475.6">
                <text:p>475.6</text:p>
              </table:table-cell>
              <table:table-cell office:value-type="float" office:value="62.6">
                <text:p>62.6</text:p>
              </table:table-cell>
              <table:table-cell office:value-type="float" office:value="50.2">
                <text:p>50.2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477.3">
                <text:p>477.3</text:p>
              </table:table-cell>
              <table:table-cell office:value-type="float" office:value="62.9">
                <text:p>62.9</text:p>
              </table:table-cell>
              <table:table-cell office:value-type="float" office:value="53">
                <text:p>53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488.5">
                <text:p>488.5</text:p>
              </table:table-cell>
              <table:table-cell office:value-type="float" office:value="67">
                <text:p>67</text:p>
              </table:table-cell>
              <table:table-cell office:value-type="float" office:value="50.8">
                <text:p>50.8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484.2">
                <text:p>484.2</text:p>
              </table:table-cell>
              <table:table-cell office:value-type="float" office:value="67.7">
                <text:p>67.7</text:p>
              </table:table-cell>
              <table:table-cell office:value-type="float" office:value="53.4">
                <text:p>53.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ggregation_query_int_keys_2-SF-20-non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9.7">
                <text:p>69.7</text:p>
              </table:table-cell>
              <table:table-cell office:value-type="float" office:value="50.8">
                <text:p>50.8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aggregation_query_int_keys_2-SF-20-vectorised</text:p>
              </table:table-cell>
              <table:table-cell office:value-type="float" office:value="486.3">
                <text:p>486.3</text:p>
              </table:table-cell>
              <table:table-cell office:value-type="float" office:value="71.1">
                <text:p>71.1</text:p>
              </table:table-cell>
              <table:table-cell office:value-type="float" office:value="53.6">
                <text:p>53.6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482.5">
                <text:p>482.5</text:p>
              </table:table-cell>
              <table:table-cell office:value-type="float" office:value="63.2">
                <text:p>63.2</text:p>
              </table:table-cell>
              <table:table-cell office:value-type="float" office:value="50.7">
                <text:p>50.7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478.2">
                <text:p>478.2</text:p>
              </table:table-cell>
              <table:table-cell office:value-type="float" office:value="63.1">
                <text:p>63.1</text:p>
              </table:table-cell>
              <table:table-cell office:value-type="float" office:value="53.2">
                <text:p>53.2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487.7">
                <text:p>487.7</text:p>
              </table:table-cell>
              <table:table-cell office:value-type="float" office:value="68.3">
                <text:p>68.3</text:p>
              </table:table-cell>
              <table:table-cell office:value-type="float" office:value="51.6">
                <text:p>51.6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477.6">
                <text:p>477.6</text:p>
              </table:table-cell>
              <table:table-cell office:value-type="float" office:value="66.6">
                <text:p>66.6</text:p>
              </table:table-cell>
              <table:table-cell office:value-type="float" office:value="53">
                <text:p>53</text:p>
              </table:table-cell>
              <table:table-cell office:value-type="float" office:value="99.2000000000007">
                <text:p>99.2000000000007</text:p>
              </table:table-cell>
            </table:table-row>
            <table:table-row>
              <table:table-cell office:value-type="string">
                <text:p>aggregation_query_int_keys_16-SF-20-non-vectorised</text:p>
              </table:table-cell>
              <table:table-cell office:value-type="float" office:value="480.6">
                <text:p>480.6</text:p>
              </table:table-cell>
              <table:table-cell office:value-type="float" office:value="69.9">
                <text:p>69.9</text:p>
              </table:table-cell>
              <table:table-cell office:value-type="float" office:value="50.8">
                <text:p>50.8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aggregation_query_int_keys_16-SF-20-vectorised</text:p>
              </table:table-cell>
              <table:table-cell office:value-type="float" office:value="483.9">
                <text:p>483.9</text:p>
              </table:table-cell>
              <table:table-cell office:value-type="float" office:value="70.5">
                <text:p>70.5</text:p>
              </table:table-cell>
              <table:table-cell office:value-type="float" office:value="52.8">
                <text:p>52.8</text:p>
              </table:table-cell>
              <table:table-cell office:value-type="float" office:value="100.799999999999">
                <text:p>100.799999999999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480.4">
                <text:p>480.4</text:p>
              </table:table-cell>
              <table:table-cell office:value-type="float" office:value="64.5">
                <text:p>64.5</text:p>
              </table:table-cell>
              <table:table-cell office:value-type="float" office:value="51.2">
                <text:p>51.2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481">
                <text:p>481</text:p>
              </table:table-cell>
              <table:table-cell office:value-type="float" office:value="63">
                <text:p>63</text:p>
              </table:table-cell>
              <table:table-cell office:value-type="float" office:value="52.9">
                <text:p>52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488.4">
                <text:p>488.4</text:p>
              </table:table-cell>
              <table:table-cell office:value-type="float" office:value="69">
                <text:p>69</text:p>
              </table:table-cell>
              <table:table-cell office:value-type="float" office:value="50.9">
                <text:p>50.9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9.1">
                <text:p>69.1</text:p>
              </table:table-cell>
              <table:table-cell office:value-type="float" office:value="53.5">
                <text:p>53.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aggregation_query_int_keys_8192-SF-20-non-vectorised</text:p>
              </table:table-cell>
              <table:table-cell office:value-type="float" office:value="481.8">
                <text:p>481.8</text:p>
              </table:table-cell>
              <table:table-cell office:value-type="float" office:value="70.4">
                <text:p>70.4</text:p>
              </table:table-cell>
              <table:table-cell office:value-type="float" office:value="50.5">
                <text:p>50.5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aggregation_query_int_keys_8192-SF-20-vectorised</text:p>
              </table:table-cell>
              <table:table-cell office:value-type="float" office:value="478.9">
                <text:p>478.9</text:p>
              </table:table-cell>
              <table:table-cell office:value-type="float" office:value="69.7">
                <text:p>69.7</text:p>
              </table:table-cell>
              <table:table-cell office:value-type="float" office:value="53.1">
                <text:p>53.1</text:p>
              </table:table-cell>
              <table:table-cell office:value-type="float" office:value="102.099999999999">
                <text:p>102.099999999999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483.3">
                <text:p>483.3</text:p>
              </table:table-cell>
              <table:table-cell office:value-type="float" office:value="64">
                <text:p>64</text:p>
              </table:table-cell>
              <table:table-cell office:value-type="float" office:value="50.5">
                <text:p>50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63.5">
                <text:p>63.5</text:p>
              </table:table-cell>
              <table:table-cell office:value-type="float" office:value="53.3">
                <text:p>53.3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490.4">
                <text:p>490.4</text:p>
              </table:table-cell>
              <table:table-cell office:value-type="float" office:value="68.2">
                <text:p>68.2</text:p>
              </table:table-cell>
              <table:table-cell office:value-type="float" office:value="51.4">
                <text:p>51.4</text:p>
              </table:table-cell>
              <table:table-cell office:value-type="float" office:value="100.599999999999">
                <text:p>100.599999999999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476.1">
                <text:p>476.1</text:p>
              </table:table-cell>
              <table:table-cell office:value-type="float" office:value="66.3">
                <text:p>66.3</text:p>
              </table:table-cell>
              <table:table-cell office:value-type="float" office:value="53">
                <text:p>53</text:p>
              </table:table-cell>
              <table:table-cell office:value-type="float" office:value="99.7999999999993">
                <text:p>99.7999999999993</text:p>
              </table:table-cell>
            </table:table-row>
            <table:table-row>
              <table:table-cell office:value-type="string">
                <text:p>aggregation_query_int_keys_262144-SF-20-non-vectorised</text:p>
              </table:table-cell>
              <table:table-cell office:value-type="float" office:value="483.7">
                <text:p>483.7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01.399999999998">
                <text:p>101.399999999998</text:p>
              </table:table-cell>
            </table:table-row>
            <table:table-row>
              <table:table-cell office:value-type="string">
                <text:p>aggregation_query_int_keys_262144-SF-20-vectorised</text:p>
              </table:table-cell>
              <table:table-cell office:value-type="float" office:value="479.2">
                <text:p>479.2</text:p>
              </table:table-cell>
              <table:table-cell office:value-type="float" office:value="69.7">
                <text:p>69.7</text:p>
              </table:table-cell>
              <table:table-cell office:value-type="float" office:value="53">
                <text:p>53</text:p>
              </table:table-cell>
              <table:table-cell office:value-type="float" office:value="100.900000000001">
                <text:p>100.900000000001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482.9">
                <text:p>482.9</text:p>
              </table:table-cell>
              <table:table-cell office:value-type="float" office:value="63.9">
                <text:p>63.9</text:p>
              </table:table-cell>
              <table:table-cell office:value-type="float" office:value="50.4">
                <text:p>50.4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475.2">
                <text:p>475.2</text:p>
              </table:table-cell>
              <table:table-cell office:value-type="float" office:value="62.5">
                <text:p>62.5</text:p>
              </table:table-cell>
              <table:table-cell office:value-type="float" office:value="52.5">
                <text:p>52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487.8">
                <text:p>487.8</text:p>
              </table:table-cell>
              <table:table-cell office:value-type="float" office:value="67.9">
                <text:p>67.9</text:p>
              </table:table-cell>
              <table:table-cell office:value-type="float" office:value="50.9">
                <text:p>50.9</text:p>
              </table:table-cell>
              <table:table-cell office:value-type="float" office:value="107.800000000003">
                <text:p>107.800000000003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480.5">
                <text:p>480.5</text:p>
              </table:table-cell>
              <table:table-cell office:value-type="float" office:value="66.9">
                <text:p>66.9</text:p>
              </table:table-cell>
              <table:table-cell office:value-type="float" office:value="53.2">
                <text:p>53.2</text:p>
              </table:table-cell>
              <table:table-cell office:value-type="float" office:value="116.800000000003">
                <text:p>116.800000000003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479.4">
                <text:p>479.4</text:p>
              </table:table-cell>
              <table:table-cell office:value-type="float" office:value="69.7">
                <text:p>69.7</text:p>
              </table:table-cell>
              <table:table-cell office:value-type="float" office:value="50.8">
                <text:p>50.8</text:p>
              </table:table-cell>
              <table:table-cell office:value-type="float" office:value="111.199999999997">
                <text:p>111.199999999997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475.9">
                <text:p>475.9</text:p>
              </table:table-cell>
              <table:table-cell office:value-type="float" office:value="69.3">
                <text:p>69.3</text:p>
              </table:table-cell>
              <table:table-cell office:value-type="float" office:value="52.9">
                <text:p>52.9</text:p>
              </table:table-cell>
              <table:table-cell office:value-type="float" office:value="122.900000000001">
                <text:p>122.900000000001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482.1">
                <text:p>482.1</text:p>
              </table:table-cell>
              <table:table-cell office:value-type="float" office:value="64.7">
                <text:p>64.7</text:p>
              </table:table-cell>
              <table:table-cell office:value-type="float" office:value="60.3">
                <text:p>60.3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471">
                <text:p>471</text:p>
              </table:table-cell>
              <table:table-cell office:value-type="float" office:value="62.9">
                <text:p>62.9</text:p>
              </table:table-cell>
              <table:table-cell office:value-type="float" office:value="62.2">
                <text:p>62.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483.4">
                <text:p>483.4</text:p>
              </table:table-cell>
              <table:table-cell office:value-type="float" office:value="68.1">
                <text:p>68.1</text:p>
              </table:table-cell>
              <table:table-cell office:value-type="float" office:value="61.4">
                <text:p>61.4</text:p>
              </table:table-cell>
              <table:table-cell office:value-type="float" office:value="206.799999999999">
                <text:p>206.799999999999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473.6">
                <text:p>473.6</text:p>
              </table:table-cell>
              <table:table-cell office:value-type="float" office:value="65.6">
                <text:p>65.6</text:p>
              </table:table-cell>
              <table:table-cell office:value-type="float" office:value="63.9">
                <text:p>63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535.2">
                <text:p>535.2</text:p>
              </table:table-cell>
              <table:table-cell office:value-type="float" office:value="65">
                <text:p>65</text:p>
              </table:table-cell>
              <table:table-cell office:value-type="float" office:value="59.6">
                <text:p>59.6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534.2">
                <text:p>534.2</text:p>
              </table:table-cell>
              <table:table-cell office:value-type="float" office:value="66">
                <text:p>66</text:p>
              </table:table-cell>
              <table:table-cell office:value-type="float" office:value="79.4">
                <text:p>79.4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531.3">
                <text:p>531.3</text:p>
              </table:table-cell>
              <table:table-cell office:value-type="float" office:value="66.3">
                <text:p>66.3</text:p>
              </table:table-cell>
              <table:table-cell office:value-type="float" office:value="57.7">
                <text:p>57.7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525.4">
                <text:p>525.4</text:p>
              </table:table-cell>
              <table:table-cell office:value-type="float" office:value="65.5">
                <text:p>65.5</text:p>
              </table:table-cell>
              <table:table-cell office:value-type="float" office:value="77.7">
                <text:p>77.7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630.5">
                <text:p>630.5</text:p>
              </table:table-cell>
              <table:table-cell office:value-type="float" office:value="65.8">
                <text:p>65.8</text:p>
              </table:table-cell>
              <table:table-cell office:value-type="float" office:value="43.3">
                <text:p>43.3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638.6">
                <text:p>638.6</text:p>
              </table:table-cell>
              <table:table-cell office:value-type="float" office:value="67.6">
                <text:p>67.6</text:p>
              </table:table-cell>
              <table:table-cell office:value-type="float" office:value="54.6">
                <text:p>54.6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629.8">
                <text:p>629.8</text:p>
              </table:table-cell>
              <table:table-cell office:value-type="float" office:value="67.9">
                <text:p>67.9</text:p>
              </table:table-cell>
              <table:table-cell office:value-type="float" office:value="44.7">
                <text:p>44.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633.1">
                <text:p>633.1</text:p>
              </table:table-cell>
              <table:table-cell office:value-type="float" office:value="69.2">
                <text:p>69.2</text:p>
              </table:table-cell>
              <table:table-cell office:value-type="float" office:value="52.3">
                <text:p>52.3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537.7">
                <text:p>537.7</text:p>
              </table:table-cell>
              <table:table-cell office:value-type="float" office:value="61">
                <text:p>61</text:p>
              </table:table-cell>
              <table:table-cell office:value-type="float" office:value="41.4">
                <text:p>41.4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527.3">
                <text:p>527.3</text:p>
              </table:table-cell>
              <table:table-cell office:value-type="float" office:value="60.3">
                <text:p>60.3</text:p>
              </table:table-cell>
              <table:table-cell office:value-type="float" office:value="59.3">
                <text:p>59.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525">
                <text:p>525</text:p>
              </table:table-cell>
              <table:table-cell office:value-type="float" office:value="60.4">
                <text:p>60.4</text:p>
              </table:table-cell>
              <table:table-cell office:value-type="float" office:value="40.2">
                <text:p>40.2</text:p>
              </table:table-cell>
              <table:table-cell office:value-type="float" office:value="123.6">
                <text:p>123.6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529.6">
                <text:p>529.6</text:p>
              </table:table-cell>
              <table:table-cell office:value-type="float" office:value="61.7">
                <text:p>61.7</text:p>
              </table:table-cell>
              <table:table-cell office:value-type="float" office:value="59.7">
                <text:p>59.7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560.5">
                <text:p>560.5</text:p>
              </table:table-cell>
              <table:table-cell office:value-type="float" office:value="71.9">
                <text:p>71.9</text:p>
              </table:table-cell>
              <table:table-cell office:value-type="float" office:value="112.3">
                <text:p>112.3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558.7">
                <text:p>558.7</text:p>
              </table:table-cell>
              <table:table-cell office:value-type="float" office:value="72.1">
                <text:p>72.1</text:p>
              </table:table-cell>
              <table:table-cell office:value-type="float" office:value="123.8">
                <text:p>123.8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554">
                <text:p>554</text:p>
              </table:table-cell>
              <table:table-cell office:value-type="float" office:value="73.4">
                <text:p>73.4</text:p>
              </table:table-cell>
              <table:table-cell office:value-type="float" office:value="112.7">
                <text:p>112.7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554.2">
                <text:p>554.2</text:p>
              </table:table-cell>
              <table:table-cell office:value-type="float" office:value="73.7">
                <text:p>73.7</text:p>
              </table:table-cell>
              <table:table-cell office:value-type="float" office:value="125.2">
                <text:p>125.2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